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bottom"/>
      <style:paragraph-properties fo:text-align="center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bottom"/>
      <style:paragraph-properties fo:text-align="center" fo:margin-left="0cm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0"/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order-left="none" fo:border-right="none" fo:border-top="0.74pt solid #000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0" style:family="table-cell" style:parent-style-name="Default">
      <style:table-cell-properties fo:border-bottom="0.74pt solid #000000" fo:border-left="0.74pt solid #000000" fo:border-right="none" fo:border-top="none"/>
    </style:style>
    <style:style style:name="ce51" style:family="table-cell" style:parent-style-name="Default">
      <style:table-cell-properties fo:border-bottom="0.74pt solid #000000" fo:border-left="none" fo:border-right="none" fo:border-top="none"/>
    </style:style>
    <style:style style:name="ce52" style:family="table-cell" style:parent-style-name="Default">
      <style:table-cell-properties fo:border-bottom="none" fo:border-left="none" fo:border-right="0.74pt solid #000000" fo:border-top="0.74pt solid #000000"/>
    </style:style>
    <style:style style:name="ce53" style:family="table-cell" style:parent-style-name="Default">
      <style:table-cell-properties fo:border-bottom="none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nomialDistribution" table:style-name="ta1">
        <table:shapes>
          <draw:frame draw:z-index="0" draw:style-name="gr1" draw:text-style-name="P1" svg:width="15.927cm" svg:height="8.698cm" svg:x="3.829cm" svg:y="5.881cm">
            <draw:object draw:notify-on-update-of-ranges="BinomialDistribution.A5:BinomialDistribution.A8 BinomialDistribution.D5:BinomialDistribution.D8 BinomialDistribution.A5:BinomialDistribution.A8 BinomialDistribution.E5:BinomialDistribut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7" table:default-cell-style-name="ce6"/>
        <table:table-column table:style-name="co1" table:default-cell-style-name="ce21"/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9" table:number-rows-spanned="1">
            <text:p>BINOMIAL</text:p>
          </table:table-cell>
          <table:covered-table-cell table:number-columns-repeated="7" table:style-name="ce5"/>
          <table:covered-table-cell table:style-name="ce9"/>
        </table:table-row>
        <table:table-row table:style-name="ro1">
          <table:table-cell table:style-name="ce2" office:value-type="string" calcext:value-type="string" table:number-columns-spanned="9" table:number-rows-spanned="1">
            <text:p>3 coins are tossed 100 times and value of RV is given as f:</text:p>
          </table:table-cell>
          <table:covered-table-cell table:number-columns-repeated="7" table:style-name="ce16"/>
          <table:covered-table-cell/>
        </table:table-row>
        <table:table-row table:style-name="ro1">
          <table:table-cell office:value-type="string" calcext:value-type="string">
            <text:p>X</text:p>
          </table:table-cell>
          <table:table-cell table:style-name="ce7" office:value-type="string" calcext:value-type="string">
            <text:p>Freq</text:p>
          </table:table-cell>
          <table:table-cell table:style-name="ce7" office:value-type="string" calcext:value-type="string">
            <text:p>fx</text:p>
          </table:table-cell>
          <table:table-cell table:style-name="ce7" office:value-type="string" calcext:value-type="string">
            <text:p>PMF</text:p>
          </table:table-cell>
          <table:table-cell table:style-name="ce7" office:value-type="string" calcext:value-type="string">
            <text:p>CD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A5]*[.B5]" office:value-type="float" office:value="0" calcext:value-type="float">
            <text:p>0</text:p>
          </table:table-cell>
          <table:table-cell table:formula="of:=COM.MICROSOFT.BINOM.DIST([.A5];3;[.C$12];0)" office:value-type="float" office:value="0.343" calcext:value-type="float">
            <text:p>0.343</text:p>
          </table:table-cell>
          <table:table-cell table:formula="of:=COM.MICROSOFT.BINOM.DIST([.A5];3;[.C$12];1)" office:value-type="float" office:value="0.343" calcext:value-type="float">
            <text:p>0.34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A6]*[.B6]" office:value-type="float" office:value="40" calcext:value-type="float">
            <text:p>40</text:p>
          </table:table-cell>
          <table:table-cell table:formula="of:=COM.MICROSOFT.BINOM.DIST([.A6];3;[.C$12];0)" office:value-type="float" office:value="0.441" calcext:value-type="float">
            <text:p>0.441</text:p>
          </table:table-cell>
          <table:table-cell table:formula="of:=COM.MICROSOFT.BINOM.DIST([.A6];3;[.C$12];1)" office:value-type="float" office:value="0.784" calcext:value-type="float">
            <text:p>0.78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A7]*[.B7]" office:value-type="float" office:value="44" calcext:value-type="float">
            <text:p>44</text:p>
          </table:table-cell>
          <table:table-cell table:formula="of:=COM.MICROSOFT.BINOM.DIST([.A7];3;[.C$12];0)" office:value-type="float" office:value="0.189" calcext:value-type="float">
            <text:p>0.189</text:p>
          </table:table-cell>
          <table:table-cell table:formula="of:=COM.MICROSOFT.BINOM.DIST([.A7];3;[.C$12];1)" office:value-type="float" office:value="0.973" calcext:value-type="float">
            <text:p>0.97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8]*[.B8]" office:value-type="float" office:value="6" calcext:value-type="float">
            <text:p>6</text:p>
          </table:table-cell>
          <table:table-cell table:formula="of:=COM.MICROSOFT.BINOM.DIST([.A8];3;[.C$12];0)" office:value-type="float" office:value="0.027" calcext:value-type="float">
            <text:p>0.027</text:p>
          </table:table-cell>
          <table:table-cell table:formula="of:=COM.MICROSOFT.BINOM.DIST([.A8];3;[.C$12];1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m of fx=</text:p>
          </table:table-cell>
          <table:table-cell table:style-name="Default" table:formula="of:=SUM([.C5:.C8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m of f=</text:p>
          </table:table-cell>
          <table:table-cell table:formula="of:=SUM([.B5:.B8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=</text:p>
          </table:table-cell>
          <table:table-cell table:formula="of:=[.C9]/[.C10]" office:value-type="float" office:value="0.9" calcext:value-type="float">
            <text:p>0.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=mean/n</text:p>
          </table:table-cell>
          <table:table-cell table:formula="of:=[.C11]/3" office:value-type="float" office:value="0.3" calcext:value-type="float">
            <text:p>0.3</text:p>
          </table:table-cell>
          <table:table-cell table:number-columns-repeated="6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style-name="ce4"/>
          <table:table-cell table:style-name="ce8" table:number-columns-repeated="7"/>
          <table:table-cell table:style-name="ce11"/>
        </table:table-row>
      </table:table>
      <table:table table:name="PoissonDistribution" table:style-name="ta1">
        <table:shapes>
          <draw:frame draw:z-index="0" draw:style-name="gr1" draw:text-style-name="P1" svg:width="15.088cm" svg:height="8.698cm" svg:x="8.964cm" svg:y="5.239cm">
            <draw:object draw:notify-on-update-of-ranges="PoissonDistribution.A5:PoissonDistribution.A9 PoissonDistribution.D5:PoissonDistribution.D9 PoissonDistribution.A5:PoissonDistribution.A9 PoissonDistribution.E5:PoissonDistribution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3"/>
        <table:table-column table:style-name="co1" table:number-columns-repeated="10" table:default-cell-style-name="ce16"/>
        <table:table-column table:style-name="co1" table:default-cell-style-name="ce21"/>
        <table:table-row table:style-name="ro1">
          <table:table-cell table:style-name="Default" table:number-columns-repeated="12"/>
        </table:table-row>
        <table:table-row table:style-name="ro1">
          <table:table-cell table:style-name="ce1" office:value-type="string" calcext:value-type="string" table:number-columns-spanned="12" table:number-rows-spanned="1">
            <text:p>POISSON</text:p>
          </table:table-cell>
          <table:covered-table-cell table:number-columns-repeated="10" table:style-name="ce5"/>
          <table:covered-table-cell table:style-name="ce9"/>
        </table:table-row>
        <table:table-row table:style-name="ro1">
          <table:table-cell table:style-name="ce2" office:value-type="string" calcext:value-type="string" table:number-columns-spanned="12" table:number-rows-spanned="1">
            <text:p>Following mistakes per page are given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fx</text:p>
          </table:table-cell>
          <table:table-cell table:style-name="ce7" office:value-type="string" calcext:value-type="string">
            <text:p>PMF</text:p>
          </table:table-cell>
          <table:table-cell table:style-name="ce7" office:value-type="string" calcext:value-type="string">
            <text:p>CDF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table:formula="of:=[.A5]*[.B5]" office:value-type="float" office:value="0" calcext:value-type="float">
            <text:p>0</text:p>
          </table:table-cell>
          <table:table-cell table:formula="of:=COM.MICROSOFT.POISSON.DIST([.A5];[.C$12];0)" office:value-type="float" office:value="0.644036421083141" calcext:value-type="float">
            <text:p>0.644036421083141</text:p>
          </table:table-cell>
          <table:table-cell table:formula="of:=COM.MICROSOFT.POISSON.DIST([.A5];[.C$12];1)" office:value-type="float" office:value="0.644036421083141" calcext:value-type="float">
            <text:p>0.64403642108314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A6]*[.B6]" office:value-type="float" office:value="90" calcext:value-type="float">
            <text:p>90</text:p>
          </table:table-cell>
          <table:table-cell table:formula="of:=COM.MICROSOFT.POISSON.DIST([.A6];[.C$12];0)" office:value-type="float" office:value="0.283376025276582" calcext:value-type="float">
            <text:p>0.283376025276582</text:p>
          </table:table-cell>
          <table:table-cell table:formula="of:=COM.MICROSOFT.POISSON.DIST([.A6];[.C$12];1)" office:value-type="float" office:value="0.927412446359724" calcext:value-type="float">
            <text:p>0.92741244635972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A7]*[.B7]" office:value-type="float" office:value="38" calcext:value-type="float">
            <text:p>38</text:p>
          </table:table-cell>
          <table:table-cell table:formula="of:=COM.MICROSOFT.POISSON.DIST([.A7];[.C$12];0)" office:value-type="float" office:value="0.0623427255608481" calcext:value-type="float">
            <text:p>0.0623427255608481</text:p>
          </table:table-cell>
          <table:table-cell table:formula="of:=COM.MICROSOFT.POISSON.DIST([.A7];[.C$12];1)" office:value-type="float" office:value="0.989755171920572" calcext:value-type="float">
            <text:p>0.98975517192057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8]*[.B8]" office:value-type="float" office:value="15" calcext:value-type="float">
            <text:p>15</text:p>
          </table:table-cell>
          <table:table-cell table:formula="of:=COM.MICROSOFT.POISSON.DIST([.A8];[.C$12];0)" office:value-type="float" office:value="0.00914359974892439" calcext:value-type="float">
            <text:p>0.00914359974892439</text:p>
          </table:table-cell>
          <table:table-cell table:formula="of:=COM.MICROSOFT.POISSON.DIST([.A8];[.C$12];1)" office:value-type="float" office:value="0.998898771669496" calcext:value-type="float">
            <text:p>0.99889877166949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9]*[.B9]" office:value-type="float" office:value="0" calcext:value-type="float">
            <text:p>0</text:p>
          </table:table-cell>
          <table:table-cell table:formula="of:=COM.MICROSOFT.POISSON.DIST([.A9];[.C$12];0)" office:value-type="float" office:value="0.00100579597238168" calcext:value-type="float">
            <text:p>0.00100579597238168</text:p>
          </table:table-cell>
          <table:table-cell table:formula="of:=COM.MICROSOFT.POISSON.DIST([.A9];[.C$12];1)" office:value-type="float" office:value="0.999904567641878" calcext:value-type="float">
            <text:p>0.99990456764187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m(fx)=</text:p>
          </table:table-cell>
          <table:table-cell table:formula="of:=SUM([.C5:.C9])"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m(f)=</text:p>
          </table:table-cell>
          <table:table-cell table:formula="of:=SUM([.B5:.B9])"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ean=</text:p>
          </table:table-cell>
          <table:table-cell table:formula="of:=[.C10]/[.C11]" office:value-type="float" office:value="0.44" calcext:value-type="float">
            <text:p>0.44</text:p>
          </table:table-cell>
          <table:table-cell office:value-type="string" calcext:value-type="string">
            <text:p>lambd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=</text:p>
          </table:table-cell>
          <table:table-cell table:formula="of:=[.C12]/4" office:value-type="float" office:value="0.11" calcext:value-type="float">
            <text:p>0.11</text:p>
          </table:table-cell>
          <table:table-cell table:number-columns-repeated="9"/>
        </table:table-row>
        <table:table-row table:style-name="ro1" table:number-rows-repeated="19">
          <table:table-cell table:number-columns-repeated="12"/>
        </table:table-row>
        <table:table-row table:style-name="ro1">
          <table:table-cell table:style-name="ce24"/>
          <table:table-cell table:style-name="ce8" table:number-columns-repeated="10"/>
          <table:table-cell table:style-name="ce11"/>
        </table:table-row>
      </table:table>
      <table:table table:name="GeometricDistribution" table:style-name="ta1">
        <table:shapes>
          <draw:frame draw:z-index="0" draw:style-name="gr1" draw:text-style-name="P1" svg:width="15.924cm" svg:height="8.802cm" svg:x="2.276cm" svg:y="8.137cm">
            <draw:object draw:notify-on-update-of-ranges="GeometricDistribution.A5:GeometricDistribution.A10 GeometricDistribution.D5:GeometricDistribution.D10 GeometricDistribution.A5:GeometricDistribution.A10 GeometricDistribution.E5:GeometricDistribution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5"/>
        <table:table-column table:style-name="co1" table:number-columns-repeated="7" table:default-cell-style-name="Default"/>
        <table:table-column table:style-name="co1" table:default-cell-style-name="ce21"/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1" office:value-type="string" calcext:value-type="string" table:number-columns-spanned="9" table:number-rows-spanned="1">
            <text:p>GEOMETRIC</text:p>
          </table:table-cell>
          <table:covered-table-cell table:number-columns-repeated="7" table:style-name="ce5"/>
          <table:covered-table-cell table:style-name="ce9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7" office:value-type="string" calcext:value-type="string">
            <text:p>Freq</text:p>
          </table:table-cell>
          <table:table-cell table:style-name="ce27" office:value-type="string" calcext:value-type="string">
            <text:p>fx</text:p>
          </table:table-cell>
          <table:table-cell office:value-type="string" calcext:value-type="string">
            <text:p>PMF</text:p>
          </table:table-cell>
          <table:table-cell office:value-type="string" calcext:value-type="string">
            <text:p>CDF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A5]*[.B5]" office:value-type="float" office:value="56" calcext:value-type="float">
            <text:p>56</text:p>
          </table:table-cell>
          <table:table-cell table:formula="of:=COM.MICROSOFT.NEGBINOM.DIST([.A5];1;[.C$14];0)" office:value-type="float" office:value="0.24023808670085" calcext:value-type="float">
            <text:p>0.24023808670085</text:p>
          </table:table-cell>
          <table:table-cell table:style-name="ce28" table:formula="of:==COM.MICROSOFT.NEGBINOM.DIST([.A5];1;[.C$14];1)" office:value-type="float" office:value="0.839040481910431" calcext:value-type="float">
            <text:p>0.83904048191043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formula="of:=[.A6]*[.B6]" office:value-type="float" office:value="54" calcext:value-type="float">
            <text:p>54</text:p>
          </table:table-cell>
          <table:table-cell table:formula="of:=COM.MICROSOFT.NEGBINOM.DIST([.A6];1;[.C$14];0)" office:value-type="float" office:value="0.096382944963814" calcext:value-type="float">
            <text:p>0.096382944963814</text:p>
          </table:table-cell>
          <table:table-cell table:formula="of:==COM.MICROSOFT.NEGBINOM.DIST([.A6];1;[.C$14];1)" office:value-type="float" office:value="0.935423426874245" calcext:value-type="float">
            <text:p>0.93542342687424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A7]*[.B7]" office:value-type="float" office:value="39" calcext:value-type="float">
            <text:p>39</text:p>
          </table:table-cell>
          <table:table-cell table:formula="of:=COM.MICROSOFT.NEGBINOM.DIST([.A7];1;[.C$14];0)" office:value-type="float" office:value="0.038668606662129" calcext:value-type="float">
            <text:p>0.038668606662129</text:p>
          </table:table-cell>
          <table:table-cell table:formula="of:==COM.MICROSOFT.NEGBINOM.DIST([.A7];1;[.C$14];1)" office:value-type="float" office:value="0.974092033536374" calcext:value-type="float">
            <text:p>0.97409203353637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8]*[.B8]" office:value-type="float" office:value="12" calcext:value-type="float">
            <text:p>12</text:p>
          </table:table-cell>
          <table:table-cell table:formula="of:=COM.MICROSOFT.NEGBINOM.DIST([.A8];1;[.C$14];0)" office:value-type="float" office:value="0.015513752373429" calcext:value-type="float">
            <text:p>0.015513752373429</text:p>
          </table:table-cell>
          <table:table-cell table:formula="of:==COM.MICROSOFT.NEGBINOM.DIST([.A8];1;[.C$14];1)" office:value-type="float" office:value="0.989605785909803" calcext:value-type="float">
            <text:p>0.9896057859098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A9]*[.B9]" office:value-type="float" office:value="0" calcext:value-type="float">
            <text:p>0</text:p>
          </table:table-cell>
          <table:table-cell table:formula="of:=COM.MICROSOFT.NEGBINOM.DIST([.A9];1;[.C$14];0)" office:value-type="float" office:value="0.00622408029353139" calcext:value-type="float">
            <text:p>0.00622408029353139</text:p>
          </table:table-cell>
          <table:table-cell table:formula="of:==COM.MICROSOFT.NEGBINOM.DIST([.A9];1;[.C$14];1)" office:value-type="float" office:value="0.995829866203334" calcext:value-type="float">
            <text:p>0.99582986620333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10]*[.B10]" office:value-type="float" office:value="6" calcext:value-type="float">
            <text:p>6</text:p>
          </table:table-cell>
          <table:table-cell table:formula="of:=COM.MICROSOFT.NEGBINOM.DIST([.A10];1;[.C$14];0)" office:value-type="float" office:value="0.00249708610578804" calcext:value-type="float">
            <text:p>0.00249708610578804</text:p>
          </table:table-cell>
          <table:table-cell table:formula="of:==COM.MICROSOFT.NEGBINOM.DIST([.A10];1;[.C$14];1)" office:value-type="float" office:value="0.998326952309122" calcext:value-type="float">
            <text:p>0.9983269523091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m of fx</text:p>
          </table:table-cell>
          <table:table-cell table:formula="of:=SUM([.C5:.C10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m of f</text:p>
          </table:table-cell>
          <table:table-cell table:formula="of:=SUM([.B5:.B10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[.C11]/[.C12]" office:value-type="float" office:value="1.67" calcext:value-type="float">
            <text:p>1.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formula="of:=1/[.C13]" office:value-type="float" office:value="0.598802395209581" calcext:value-type="float">
            <text:p>0.598802395209581</text:p>
          </table:table-cell>
          <table:table-cell table:number-columns-repeated="6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table:style-name="ce26"/>
          <table:table-cell table:style-name="ce8" table:number-columns-repeated="7"/>
          <table:table-cell table:style-name="ce11"/>
        </table:table-row>
      </table:table>
      <table:table table:name="NormalDistribution" table:style-name="ta1">
        <table:shapes>
          <draw:frame draw:z-index="0" draw:style-name="gr1" draw:text-style-name="P1" svg:width="15.085cm" svg:height="8.67cm" svg:x="6.066cm" svg:y="8.393cm">
            <draw:object draw:notify-on-update-of-ranges="NormalDistribution.D5:NormalDistribution.D12 NormalDistribution.K5:NormalDistribution.K12 NormalDistribution.D5:NormalDistribution.D12 NormalDistribution.L5:NormalDistribution.L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5"/>
        <table:table-column table:style-name="co1" table:number-columns-repeated="8" table:default-cell-style-name="Default"/>
        <table:table-column table:style-name="co1" table:default-cell-style-name="ce16"/>
        <table:table-column table:style-name="co1" table:default-cell-style-name="Default"/>
        <table:table-column table:style-name="co1" table:default-cell-style-name="ce21"/>
        <table:table-row table:style-name="ro1">
          <table:table-cell table:style-name="Default"/>
          <table:table-cell table:number-columns-repeated="8"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12" table:number-rows-spanned="1">
            <text:p>NORMAL</text:p>
          </table:table-cell>
          <table:covered-table-cell table:number-columns-repeated="10" table:style-name="ce5"/>
          <table:covered-table-cell table:style-name="ce9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7" office:value-type="string" calcext:value-type="string">
            <text:p>Lower limit</text:p>
          </table:table-cell>
          <table:table-cell table:style-name="ce27" office:value-type="string" calcext:value-type="string">
            <text:p>Upper limit</text:p>
          </table:table-cell>
          <table:table-cell table:style-name="ce27" office:value-type="string" calcext:value-type="string">
            <text:p>Avg limit</text:p>
          </table:table-cell>
          <table:table-cell table:style-name="ce27" office:value-type="string" calcext:value-type="string">
            <text:p>Freq</text:p>
          </table:table-cell>
          <table:table-cell table:style-name="ce27" office:value-type="string" calcext:value-type="string">
            <text:p>fx</text:p>
          </table:table-cell>
          <table:table-cell office:value-type="string" calcext:value-type="string">
            <text:p>(Xi-mean)^2</text:p>
          </table:table-cell>
          <table:table-cell office:value-type="string" calcext:value-type="string">
            <text:p>f(Xi-mean)^2</text:p>
          </table:table-cell>
          <table:table-cell table:number-columns-repeated="2"/>
          <table:table-cell office:value-type="string" calcext:value-type="string">
            <text:p>PMF</text:p>
          </table:table-cell>
          <table:table-cell office:value-type="string" calcext:value-type="string">
            <text:p>CDF</text:p>
          </table:table-cell>
        </table:table-row>
        <table:table-row table:style-name="ro1">
          <table:table-cell office:value-type="string" calcext:value-type="string">
            <text:p>60-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formula="of:=([.B5]+[.C5])/2" office:value-type="float" office:value="62.5" calcext:value-type="float">
            <text:p>62.5</text:p>
          </table:table-cell>
          <table:table-cell office:value-type="float" office:value="3" calcext:value-type="float">
            <text:p>3</text:p>
          </table:table-cell>
          <table:table-cell table:formula="of:=[.E5]*[.D5]" office:value-type="float" office:value="187.5" calcext:value-type="float">
            <text:p>187.5</text:p>
          </table:table-cell>
          <table:table-cell table:formula="of:=([.D5]-[.F$15])^2" office:value-type="float" office:value="304.328025" calcext:value-type="float">
            <text:p>304.328025</text:p>
          </table:table-cell>
          <table:table-cell table:formula="of:=[.E5]*[.G5]" office:value-type="float" office:value="912.984074999999" calcext:value-type="float">
            <text:p>912.984074999999</text:p>
          </table:table-cell>
          <table:table-cell table:number-columns-repeated="2"/>
          <table:table-cell table:formula="of:=COM.MICROSOFT.NORM.DIST([.D5];[.F$15];[.F$17];0)" office:value-type="float" office:value="0.000432404360523791" calcext:value-type="float">
            <text:p>0.000432404360523791</text:p>
          </table:table-cell>
          <table:table-cell table:formula="of:=COM.MICROSOFT.NORM.DIST([.D5];[.F$15];[.F$17];1)" office:value-type="float" office:value="0.000677866048585289" calcext:value-type="float">
            <text:p>0.000677866048585289</text:p>
          </table:table-cell>
        </table:table-row>
        <table:table-row table:style-name="ro1">
          <table:table-cell office:value-type="string" calcext:value-type="string">
            <text:p>65-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formula="of:=([.B6]+[.C6])/2" office:value-type="float" office:value="67.5" calcext:value-type="float">
            <text:p>67.5</text:p>
          </table:table-cell>
          <table:table-cell office:value-type="float" office:value="21" calcext:value-type="float">
            <text:p>21</text:p>
          </table:table-cell>
          <table:table-cell table:formula="of:=[.E6]*[.D6]" office:value-type="float" office:value="1417.5" calcext:value-type="float">
            <text:p>1417.5</text:p>
          </table:table-cell>
          <table:table-cell table:formula="of:=([.D6]-[.F$15])^2" office:value-type="float" office:value="154.878025" calcext:value-type="float">
            <text:p>154.878025</text:p>
          </table:table-cell>
          <table:table-cell table:formula="of:=[.E6]*[.G6]" office:value-type="float" office:value="3252.438525" calcext:value-type="float">
            <text:p>3252.438525</text:p>
          </table:table-cell>
          <table:table-cell table:number-columns-repeated="2"/>
          <table:table-cell table:formula="of:=COM.MICROSOFT.NORM.DIST([.D6];[.F$15];[.F$17];0)" office:value-type="float" office:value="0.00537683079319239" calcext:value-type="float">
            <text:p>0.00537683079319239</text:p>
          </table:table-cell>
          <table:table-cell table:formula="of:=COM.MICROSOFT.NORM.DIST([.D6];[.F$15];[.F$17];1)" office:value-type="float" office:value="0.0111381448107934" calcext:value-type="float">
            <text:p>0.0111381448107934</text:p>
          </table:table-cell>
        </table:table-row>
        <table:table-row table:style-name="ro1">
          <table:table-cell office:value-type="string" calcext:value-type="string">
            <text:p>70-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formula="of:=([.B7]+[.C7])/2" office:value-type="float" office:value="72.5" calcext:value-type="float">
            <text:p>72.5</text:p>
          </table:table-cell>
          <table:table-cell office:value-type="float" office:value="150" calcext:value-type="float">
            <text:p>150</text:p>
          </table:table-cell>
          <table:table-cell table:formula="of:=[.E7]*[.D7]" office:value-type="float" office:value="10875" calcext:value-type="float">
            <text:p>10875</text:p>
          </table:table-cell>
          <table:table-cell table:formula="of:=([.D7]-[.F$15])^2" office:value-type="float" office:value="55.4280249999999" calcext:value-type="float">
            <text:p>55.4280249999999</text:p>
          </table:table-cell>
          <table:table-cell table:formula="of:=[.E7]*[.G7]" office:value-type="float" office:value="8314.20374999998" calcext:value-type="float">
            <text:p>8314.20374999998</text:p>
          </table:table-cell>
          <table:table-cell table:number-columns-repeated="2"/>
          <table:table-cell table:formula="of:=COM.MICROSOFT.NORM.DIST([.D7];[.F$15];[.F$17];0)" office:value-type="float" office:value="0.0287700815972059" calcext:value-type="float">
            <text:p>0.0287700815972059</text:p>
          </table:table-cell>
          <table:table-cell table:formula="of:=COM.MICROSOFT.NORM.DIST([.D7];[.F$15];[.F$17];1)" office:value-type="float" office:value="0.0857603711858486" calcext:value-type="float">
            <text:p>0.0857603711858486</text:p>
          </table:table-cell>
        </table:table-row>
        <table:table-row table:style-name="ro1">
          <table:table-cell office:value-type="string" calcext:value-type="string">
            <text:p>75-8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formula="of:=([.B8]+[.C8])/2" office:value-type="float" office:value="77.5" calcext:value-type="float">
            <text:p>77.5</text:p>
          </table:table-cell>
          <table:table-cell office:value-type="float" office:value="335" calcext:value-type="float">
            <text:p>335</text:p>
          </table:table-cell>
          <table:table-cell table:formula="of:=[.E8]*[.D8]" office:value-type="float" office:value="25962.5" calcext:value-type="float">
            <text:p>25962.5</text:p>
          </table:table-cell>
          <table:table-cell table:formula="of:=([.D8]-[.F$15])^2" office:value-type="float" office:value="5.97802499999997" calcext:value-type="float">
            <text:p>5.97802499999997</text:p>
          </table:table-cell>
          <table:table-cell table:formula="of:=[.E8]*[.G8]" office:value-type="float" office:value="2002.63837499999" calcext:value-type="float">
            <text:p>2002.63837499999</text:p>
          </table:table-cell>
          <table:table-cell table:number-columns-repeated="2"/>
          <table:table-cell table:formula="of:=COM.MICROSOFT.NORM.DIST([.D8];[.F$15];[.F$17];0)" office:value-type="float" office:value="0.0662421221156529" calcext:value-type="float">
            <text:p>0.0662421221156529</text:p>
          </table:table-cell>
          <table:table-cell table:formula="of:=COM.MICROSOFT.NORM.DIST([.D8];[.F$15];[.F$17];1)" office:value-type="float" office:value="0.326700043172025" calcext:value-type="float">
            <text:p>0.326700043172025</text:p>
          </table:table-cell>
        </table:table-row>
        <table:table-row table:style-name="ro1">
          <table:table-cell office:value-type="string" calcext:value-type="string">
            <text:p>80-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formula="of:=([.B9]+[.C9])/2" office:value-type="float" office:value="82.5" calcext:value-type="float">
            <text:p>82.5</text:p>
          </table:table-cell>
          <table:table-cell office:value-type="float" office:value="326" calcext:value-type="float">
            <text:p>326</text:p>
          </table:table-cell>
          <table:table-cell table:formula="of:=[.E9]*[.D9]" office:value-type="float" office:value="26895" calcext:value-type="float">
            <text:p>26895</text:p>
          </table:table-cell>
          <table:table-cell table:formula="of:=([.D9]-[.F$15])^2" office:value-type="float" office:value="6.52802500000004" calcext:value-type="float">
            <text:p>6.52802500000004</text:p>
          </table:table-cell>
          <table:table-cell table:formula="of:=[.E9]*[.G9]" office:value-type="float" office:value="2128.13615000001" calcext:value-type="float">
            <text:p>2128.13615000001</text:p>
          </table:table-cell>
          <table:table-cell table:number-columns-repeated="2"/>
          <table:table-cell table:formula="of:=COM.MICROSOFT.NORM.DIST([.D9];[.F$15];[.F$17];0)" office:value-type="float" office:value="0.0656305130954593" calcext:value-type="float">
            <text:p>0.0656305130954593</text:p>
          </table:table-cell>
          <table:table-cell table:formula="of:=COM.MICROSOFT.NORM.DIST([.D9];[.F$15];[.F$17];1)" office:value-type="float" office:value="0.680553146447541" calcext:value-type="float">
            <text:p>0.680553146447541</text:p>
          </table:table-cell>
        </table:table-row>
        <table:table-row table:style-name="ro1">
          <table:table-cell office:value-type="string" calcext:value-type="string">
            <text:p>85-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formula="of:=([.B10]+[.C10])/2" office:value-type="float" office:value="87.5" calcext:value-type="float">
            <text:p>87.5</text:p>
          </table:table-cell>
          <table:table-cell office:value-type="float" office:value="135" calcext:value-type="float">
            <text:p>135</text:p>
          </table:table-cell>
          <table:table-cell table:formula="of:=[.E10]*[.D10]" office:value-type="float" office:value="11812.5" calcext:value-type="float">
            <text:p>11812.5</text:p>
          </table:table-cell>
          <table:table-cell table:formula="of:=([.D10]-[.F$15])^2" office:value-type="float" office:value="57.0780250000001" calcext:value-type="float">
            <text:p>57.0780250000001</text:p>
          </table:table-cell>
          <table:table-cell table:formula="of:=[.E10]*[.G10]" office:value-type="float" office:value="7705.53337500001" calcext:value-type="float">
            <text:p>7705.53337500001</text:p>
          </table:table-cell>
          <table:table-cell table:number-columns-repeated="2"/>
          <table:table-cell table:formula="of:=COM.MICROSOFT.NORM.DIST([.D10];[.F$15];[.F$17];0)" office:value-type="float" office:value="0.0279805200098183" calcext:value-type="float">
            <text:p>0.0279805200098183</text:p>
          </table:table-cell>
          <table:table-cell table:formula="of:=COM.MICROSOFT.NORM.DIST([.D10];[.F$15];[.F$17];1)" office:value-type="float" office:value="0.917360816652748" calcext:value-type="float">
            <text:p>0.917360816652748</text:p>
          </table:table-cell>
        </table:table-row>
        <table:table-row table:style-name="ro1">
          <table:table-cell office:value-type="string" calcext:value-type="string">
            <text:p>90-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([.B11]+[.C11])/2" office:value-type="float" office:value="92.5" calcext:value-type="float">
            <text:p>92.5</text:p>
          </table:table-cell>
          <table:table-cell office:value-type="float" office:value="26" calcext:value-type="float">
            <text:p>26</text:p>
          </table:table-cell>
          <table:table-cell table:formula="of:=[.E11]*[.D11]" office:value-type="float" office:value="2405" calcext:value-type="float">
            <text:p>2405</text:p>
          </table:table-cell>
          <table:table-cell table:formula="of:=([.D11]-[.F$15])^2" office:value-type="float" office:value="157.628025" calcext:value-type="float">
            <text:p>157.628025</text:p>
          </table:table-cell>
          <table:table-cell table:formula="of:=[.E11]*[.G11]" office:value-type="float" office:value="4098.32865000001" calcext:value-type="float">
            <text:p>4098.32865000001</text:p>
          </table:table-cell>
          <table:table-cell table:number-columns-repeated="2"/>
          <table:table-cell table:formula="of:=COM.MICROSOFT.NORM.DIST([.D11];[.F$15];[.F$17];0)" office:value-type="float" office:value="0.00513315268716369" calcext:value-type="float">
            <text:p>0.00513315268716369</text:p>
          </table:table-cell>
          <table:table-cell table:formula="of:=COM.MICROSOFT.NORM.DIST([.D11];[.F$15];[.F$17];1)" office:value-type="float" office:value="0.989439820343002" calcext:value-type="float">
            <text:p>0.989439820343002</text:p>
          </table:table-cell>
        </table:table-row>
        <table:table-row table:style-name="ro1">
          <table:table-cell office:value-type="string" calcext:value-type="string">
            <text:p>95-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formula="of:=([.B12]+[.C12])/2" office:value-type="float" office:value="97.5" calcext:value-type="float">
            <text:p>97.5</text:p>
          </table:table-cell>
          <table:table-cell office:value-type="float" office:value="4" calcext:value-type="float">
            <text:p>4</text:p>
          </table:table-cell>
          <table:table-cell table:formula="of:=[.E12]*[.D12]" office:value-type="float" office:value="390" calcext:value-type="float">
            <text:p>390</text:p>
          </table:table-cell>
          <table:table-cell table:formula="of:=([.D12]-[.F$15])^2" office:value-type="float" office:value="308.178025" calcext:value-type="float">
            <text:p>308.178025</text:p>
          </table:table-cell>
          <table:table-cell table:formula="of:=[.E12]*[.G12]" office:value-type="float" office:value="1232.7121" calcext:value-type="float">
            <text:p>1232.7121</text:p>
          </table:table-cell>
          <table:table-cell table:number-columns-repeated="2"/>
          <table:table-cell table:formula="of:=COM.MICROSOFT.NORM.DIST([.D12];[.F$15];[.F$17];0)" office:value-type="float" office:value="0.000405220122191801" calcext:value-type="float">
            <text:p>0.000405220122191801</text:p>
          </table:table-cell>
          <table:table-cell table:formula="of:=COM.MICROSOFT.NORM.DIST([.D12];[.F$15];[.F$17];1)" office:value-type="float" office:value="0.999368188685336" calcext:value-type="float">
            <text:p>0.9993681886853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m of fx</text:p>
          </table:table-cell>
          <table:table-cell table:formula="of:=SUM([.F5:.F12])" office:value-type="float" office:value="79945" calcext:value-type="float">
            <text:p>79945</text:p>
          </table:table-cell>
          <table:table-cell/>
          <table:table-cell office:value-type="string" calcext:value-type="string">
            <text:p>Sum of f(Xi-mean)^2</text:p>
          </table:table-cell>
          <table:table-cell/>
          <table:table-cell table:formula="of:=SUM([.H5:.H12])" office:value-type="float" office:value="29646.975" calcext:value-type="float">
            <text:p>29646.9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um of f</text:p>
          </table:table-cell>
          <table:table-cell table:formula="of:=SUM([.E5:.E1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formula="of:=[.F13]/[.F14]" office:value-type="float" office:value="79.945" calcext:value-type="float">
            <text:p>79.94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ar</text:p>
          </table:table-cell>
          <table:table-cell table:formula="of:=[.J13]/[.F14]" office:value-type="float" office:value="29.646975" calcext:value-type="float">
            <text:p>29.64697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tand Dev</text:p>
          </table:table-cell>
          <table:table-cell table:formula="of:=SQRT([.F16])" office:value-type="float" office:value="5.44490358041352" calcext:value-type="float">
            <text:p>5.44490358041352</text:p>
          </table:table-cell>
          <table:table-cell table:number-columns-repeated="6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style-name="ce26"/>
          <table:table-cell table:style-name="ce8" table:number-columns-repeated="10"/>
          <table:table-cell table:style-name="ce11"/>
        </table:table-row>
      </table:table>
      <table:table table:name="ExponentialDistribution" table:style-name="ta1">
        <table:shapes>
          <draw:frame draw:z-index="0" draw:style-name="gr1" draw:text-style-name="P1" svg:width="15.926cm" svg:height="8.737cm" svg:x="2.046cm" svg:y="6.469cm">
            <draw:object draw:notify-on-update-of-ranges="ExponentialDistribution.C5:ExponentialDistribution.C9 ExponentialDistribution.F5:ExponentialDistribution.F9 ExponentialDistribution.C5:ExponentialDistribution.C9 ExponentialDistribution.G5:ExponentialDistribution.G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5"/>
        <table:table-column table:style-name="co1" table:number-columns-repeated="7" table:default-cell-style-name="Default"/>
        <table:table-column table:style-name="co1" table:default-cell-style-name="ce21"/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29" office:value-type="string" calcext:value-type="string" table:number-columns-spanned="9" table:number-rows-spanned="1">
            <text:p>EXPONENTIAL</text:p>
          </table:table-cell>
          <table:covered-table-cell table:number-columns-repeated="7" table:style-name="ce5"/>
          <table:covered-table-cell table:style-name="ce9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Lower Limit</text:p>
          </table:table-cell>
          <table:table-cell table:style-name="ce27" office:value-type="string" calcext:value-type="string">
            <text:p>Upper Limit</text:p>
          </table:table-cell>
          <table:table-cell table:style-name="ce27" office:value-type="string" calcext:value-type="string">
            <text:p>Avg Limit</text:p>
          </table:table-cell>
          <table:table-cell table:style-name="ce27" office:value-type="string" calcext:value-type="string">
            <text:p>Freq</text:p>
          </table:table-cell>
          <table:table-cell table:style-name="ce27" office:value-type="string" calcext:value-type="string">
            <text:p>fx</text:p>
          </table:table-cell>
          <table:table-cell table:style-name="ce27" office:value-type="string" calcext:value-type="string">
            <text:p>PMF</text:p>
          </table:table-cell>
          <table:table-cell table:style-name="ce27" office:value-type="string" calcext:value-type="string">
            <text:p>CDF</text:p>
          </table:table-cell>
          <table:table-cell table:style-name="ce27"/>
          <table:table-cell table:style-name="ce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([.B5]+[.A5])/2"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formula="of:=[.D5]*[.C5]" office:value-type="float" office:value="1040" calcext:value-type="float">
            <text:p>1040</text:p>
          </table:table-cell>
          <table:table-cell table:formula="of:=COM.MICROSOFT.EXPON.DIST([.C5];[.E$13];0)" office:value-type="float" office:value="0.0264310096156925" calcext:value-type="float">
            <text:p>0.0264310096156925</text:p>
          </table:table-cell>
          <table:table-cell table:formula="of:=COM.MICROSOFT.EXPON.DIST([.C5];[.E$13];1)" office:value-type="float" office:value="0.323366153838271" calcext:value-type="float">
            <text:p>0.32336615383827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([.B6]+[.A6])/2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formula="of:=[.D6]*[.C6]" office:value-type="float" office:value="1680" calcext:value-type="float">
            <text:p>1680</text:p>
          </table:table-cell>
          <table:table-cell table:formula="of:=COM.MICROSOFT.EXPON.DIST([.C6];[.E$13];0)" office:value-type="float" office:value="0.0121009979873704" calcext:value-type="float">
            <text:p>0.0121009979873704</text:p>
          </table:table-cell>
          <table:table-cell table:formula="of:=COM.MICROSOFT.EXPON.DIST([.C6];[.E$13];1)" office:value-type="float" office:value="0.690214451523318" calcext:value-type="float">
            <text:p>0.69021445152331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([.B7]+[.A7])/2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formula="of:=[.D7]*[.C7]" office:value-type="float" office:value="1200" calcext:value-type="float">
            <text:p>1200</text:p>
          </table:table-cell>
          <table:table-cell table:formula="of:=COM.MICROSOFT.EXPON.DIST([.C7];[.E$13];0)" office:value-type="float" office:value="0.00554024058934932" calcext:value-type="float">
            <text:p>0.00554024058934932</text:p>
          </table:table-cell>
          <table:table-cell table:formula="of:=COM.MICROSOFT.EXPON.DIST([.C7];[.E$13];1)" office:value-type="float" office:value="0.858169840912658" calcext:value-type="float">
            <text:p>0.85816984091265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formula="of:=([.B8]+[.A8])/2"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table:formula="of:=[.D8]*[.C8]" office:value-type="float" office:value="840" calcext:value-type="float">
            <text:p>840</text:p>
          </table:table-cell>
          <table:table-cell table:formula="of:=COM.MICROSOFT.EXPON.DIST([.C8];[.E$13];0)" office:value-type="float" office:value="0.00253650697404535" calcext:value-type="float">
            <text:p>0.00253650697404535</text:p>
          </table:table-cell>
          <table:table-cell table:formula="of:=COM.MICROSOFT.EXPON.DIST([.C8];[.E$13];1)" office:value-type="float" office:value="0.935065421464439" calcext:value-type="float">
            <text:p>0.93506542146443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([.B9]+[.A9])/2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D9]*[.C9]" office:value-type="float" office:value="360" calcext:value-type="float">
            <text:p>360</text:p>
          </table:table-cell>
          <table:table-cell table:formula="of:=COM.MICROSOFT.EXPON.DIST([.C9];[.E$13];0)" office:value-type="float" office:value="0.00116129751508433" calcext:value-type="float">
            <text:p>0.00116129751508433</text:p>
          </table:table-cell>
          <table:table-cell table:formula="of:=COM.MICROSOFT.EXPON.DIST([.C9];[.E$13];1)" office:value-type="float" office:value="0.970270783613841" calcext:value-type="float">
            <text:p>0.9702707836138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um of fx</text:p>
          </table:table-cell>
          <table:table-cell table:formula="of:=SUM([.E5:.E9])"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m of f</text:p>
          </table:table-cell>
          <table:table-cell table:formula="of:=SUM([.D5:.D9])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[.E10]/[.E11]" office:value-type="float" office:value="25.6" calcext:value-type="float">
            <text:p>25.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ambda</text:p>
          </table:table-cell>
          <table:table-cell table:formula="of:=1/[.E12]" office:value-type="float" office:value="0.0390625" calcext:value-type="float">
            <text:p>0.0390625</text:p>
          </table:table-cell>
          <table:table-cell table:number-columns-repeated="4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style-name="ce26"/>
          <table:table-cell table:style-name="ce8" table:number-columns-repeated="7"/>
          <table:table-cell table:style-name="ce11"/>
        </table:table-row>
      </table:table>
      <table:table table:name="UniformDistribution" table:style-name="ta1">
        <table:shapes>
          <draw:frame draw:z-index="0" draw:style-name="gr1" draw:text-style-name="P1" svg:width="15.087cm" svg:height="8.736cm" svg:x="11.076cm" svg:y="6.554cm">
            <draw:object draw:notify-on-update-of-ranges="UniformDistribution.C5:UniformDistribution.C10 UniformDistribution.H5:UniformDistribution.H10 UniformDistribution.C5:UniformDistribution.C10 UniformDistribution.I5:UniformDistribution.I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5"/>
        <table:table-column table:style-name="co1" table:number-columns-repeated="10" table:default-cell-style-name="Default"/>
        <table:table-column table:style-name="co1" table:default-cell-style-name="ce21"/>
        <table:table-row table:style-name="ro1">
          <table:table-cell table:style-name="Default"/>
          <table:table-cell table:number-columns-repeated="10"/>
          <table:table-cell table:style-name="Default"/>
        </table:table-row>
        <table:table-row table:style-name="ro1">
          <table:table-cell table:style-name="ce29" office:value-type="string" calcext:value-type="string" table:number-columns-spanned="12" table:number-rows-spanned="1">
            <text:p>UNIFORM</text:p>
          </table:table-cell>
          <table:covered-table-cell table:number-columns-repeated="10" table:style-name="ce5"/>
          <table:covered-table-cell table:style-name="ce9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Lower Limit</text:p>
          </table:table-cell>
          <table:table-cell table:style-name="ce27" office:value-type="string" calcext:value-type="string">
            <text:p>Upper Limit</text:p>
          </table:table-cell>
          <table:table-cell table:style-name="ce27" office:value-type="string" calcext:value-type="string">
            <text:p>Avg Limit</text:p>
          </table:table-cell>
          <table:table-cell table:style-name="ce27" office:value-type="string" calcext:value-type="string">
            <text:p>Freq</text:p>
          </table:table-cell>
          <table:table-cell table:style-name="ce27" office:value-type="string" calcext:value-type="string">
            <text:p>fx</text:p>
          </table:table-cell>
          <table:table-cell table:style-name="ce27" office:value-type="string" calcext:value-type="string">
            <text:p>(Xi-Mean)^2</text:p>
          </table:table-cell>
          <table:table-cell table:style-name="ce27" office:value-type="string" calcext:value-type="string">
            <text:p>f(Xi-Mean)^2</text:p>
          </table:table-cell>
          <table:table-cell table:style-name="ce27" office:value-type="string" calcext:value-type="string">
            <text:p>Probability</text:p>
          </table:table-cell>
          <table:table-cell table:style-name="ce27" office:value-type="string" calcext:value-type="string">
            <text:p>CDF</text:p>
          </table:table-cell>
          <table:table-cell office:value-type="string" calcext:value-type="string">
            <text:p>Mean=(a+b)/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A5]+[.B5])/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5]*[.D5]" office:value-type="float" office:value="5" calcext:value-type="float">
            <text:p>5</text:p>
          </table:table-cell>
          <table:table-cell table:formula="of:=([.C5]-[.E$13])^2" office:value-type="float" office:value="21.6959833795014" calcext:value-type="float">
            <text:p>21.6959833795014</text:p>
          </table:table-cell>
          <table:table-cell table:formula="of:=[.F5]*[.D5]" office:value-type="float" office:value="108.479916897507" calcext:value-type="float">
            <text:p>108.479916897507</text:p>
          </table:table-cell>
          <table:table-cell table:formula="of:=([.B5]-[.A5])/[.E$15]" office:value-type="float" office:value="0.227121827776618" calcext:value-type="float">
            <text:p>0.227121827776618</text:p>
          </table:table-cell>
          <table:table-cell table:formula="of:=([.B5]-[.A5])/[.E$15]" office:value-type="float" office:value="0.227121827776618" calcext:value-type="float">
            <text:p>0.227121827776618</text:p>
          </table:table-cell>
          <table:table-cell office:value-type="string" calcext:value-type="string">
            <text:p>Var={(b-a)^2}/1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A6]+[.B6])/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C6]*[.D6]" office:value-type="float" office:value="39" calcext:value-type="float">
            <text:p>39</text:p>
          </table:table-cell>
          <table:table-cell table:formula="of:=([.C6]-[.E$13])^2" office:value-type="float" office:value="7.06440443213297" calcext:value-type="float">
            <text:p>7.06440443213297</text:p>
          </table:table-cell>
          <table:table-cell table:formula="of:=[.F6]*[.D6]" office:value-type="float" office:value="91.8372576177285" calcext:value-type="float">
            <text:p>91.8372576177285</text:p>
          </table:table-cell>
          <table:table-cell table:formula="of:=([.B6]-[.A6])/[.E$15]" office:value-type="float" office:value="0.227121827776618" calcext:value-type="float">
            <text:p>0.227121827776618</text:p>
          </table:table-cell>
          <table:table-cell table:formula="of:=([.B6]-[.A6])/[.E$15]" office:value-type="float" office:value="0.227121827776618" calcext:value-type="float">
            <text:p>0.2271218277766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A7]+[.B7])/2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C7]*[.D7]" office:value-type="float" office:value="145" calcext:value-type="float">
            <text:p>145</text:p>
          </table:table-cell>
          <table:table-cell table:formula="of:=([.C7]-[.E$13])^2" office:value-type="float" office:value="0.432825484764543" calcext:value-type="float">
            <text:p>0.432825484764543</text:p>
          </table:table-cell>
          <table:table-cell table:formula="of:=[.F7]*[.D7]" office:value-type="float" office:value="12.5519390581717" calcext:value-type="float">
            <text:p>12.5519390581717</text:p>
          </table:table-cell>
          <table:table-cell table:formula="of:=([.B7]-[.A7])/[.E$15]" office:value-type="float" office:value="0.227121827776618" calcext:value-type="float">
            <text:p>0.227121827776618</text:p>
          </table:table-cell>
          <table:table-cell table:formula="of:=([.B7]-[.A7])/[.E$15]" office:value-type="float" office:value="0.227121827776618" calcext:value-type="float">
            <text:p>0.22712182777661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[.A8]+[.B8])/2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[.C8]*[.D8]" office:value-type="float" office:value="112" calcext:value-type="float">
            <text:p>112</text:p>
          </table:table-cell>
          <table:table-cell table:formula="of:=([.C8]-[.E$13])^2" office:value-type="float" office:value="1.80124653739612" calcext:value-type="float">
            <text:p>1.80124653739612</text:p>
          </table:table-cell>
          <table:table-cell table:formula="of:=[.F8]*[.D8]" office:value-type="float" office:value="28.8199445983379" calcext:value-type="float">
            <text:p>28.8199445983379</text:p>
          </table:table-cell>
          <table:table-cell table:formula="of:=([.B8]-[.A8])/[.E$15]" office:value-type="float" office:value="0.227121827776618" calcext:value-type="float">
            <text:p>0.227121827776618</text:p>
          </table:table-cell>
          <table:table-cell table:formula="of:=([.B8]-[.A8])/[.E$15]" office:value-type="float" office:value="0.227121827776618" calcext:value-type="float">
            <text:p>0.22712182777661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([.A9]+[.B9])/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9]*[.D9]" office:value-type="float" office:value="63" calcext:value-type="float">
            <text:p>63</text:p>
          </table:table-cell>
          <table:table-cell table:formula="of:=([.C9]-[.E$13])^2" office:value-type="float" office:value="11.1696675900277" calcext:value-type="float">
            <text:p>11.1696675900277</text:p>
          </table:table-cell>
          <table:table-cell table:formula="of:=[.F9]*[.D9]" office:value-type="float" office:value="78.1876731301939" calcext:value-type="float">
            <text:p>78.1876731301939</text:p>
          </table:table-cell>
          <table:table-cell table:formula="of:=([.B9]-[.A9])/[.E$15]" office:value-type="float" office:value="0.227121827776618" calcext:value-type="float">
            <text:p>0.227121827776618</text:p>
          </table:table-cell>
          <table:table-cell table:formula="of:=([.B9]-[.A9])/[.E$15]" office:value-type="float" office:value="0.227121827776618" calcext:value-type="float">
            <text:p>0.22712182777661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A10]+[.B10])/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C10]*[.D10]" office:value-type="float" office:value="66" calcext:value-type="float">
            <text:p>66</text:p>
          </table:table-cell>
          <table:table-cell table:formula="of:=([.C10]-[.E$13])^2" office:value-type="float" office:value="28.5380886426593" calcext:value-type="float">
            <text:p>28.5380886426593</text:p>
          </table:table-cell>
          <table:table-cell table:formula="of:=[.F10]*[.D10]" office:value-type="float" office:value="171.228531855956" calcext:value-type="float">
            <text:p>171.228531855956</text:p>
          </table:table-cell>
          <table:table-cell table:formula="of:=([.B10]-[.A10])/[.E$15]" office:value-type="float" office:value="0.227121827776618" calcext:value-type="float">
            <text:p>0.227121827776618</text:p>
          </table:table-cell>
          <table:table-cell table:formula="of:=([.B10]-[.A10])/[.E$15]" office:value-type="float" office:value="0.227121827776618" calcext:value-type="float">
            <text:p>0.2271218277766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 of fx</text:p>
          </table:table-cell>
          <table:table-cell table:formula="of:=SUM([.E5:.E10])" office:value-type="float" office:value="430" calcext:value-type="float">
            <text:p>430</text:p>
          </table:table-cell>
          <table:table-cell office:value-type="string" calcext:value-type="string">
            <text:p>Sum of f(Xi-mean)^2</text:p>
          </table:table-cell>
          <table:table-cell table:formula="of:=SUM([.G5:.G10])" office:value-type="float" office:value="491.105263157895" calcext:value-type="float">
            <text:p>491.1052631578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um of f</text:p>
          </table:table-cell>
          <table:table-cell table:formula="of:=SUM([.D4:.D10])" office:value-type="float" office:value="76" calcext:value-type="float">
            <text:p>76</text:p>
          </table:table-cell>
          <table:table-cell office:value-type="string" calcext:value-type="string">
            <text:p>Var</text:p>
          </table:table-cell>
          <table:table-cell table:formula="of:=[.G11]/[.E12]" office:value-type="float" office:value="6.46191135734072" calcext:value-type="float">
            <text:p>6.4619113573407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[.E11]/[.E12]" office:value-type="float" office:value="5.65789473684211" calcext:value-type="float">
            <text:p>5.657894736842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+b</text:p>
          </table:table-cell>
          <table:table-cell table:formula="of:=[.E13]*2" office:value-type="float" office:value="11.3157894736842" calcext:value-type="float">
            <text:p>11.315789473684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-a</text:p>
          </table:table-cell>
          <table:table-cell table:formula="of:=SQRT([.G12]*12)" office:value-type="float" office:value="8.80584671045827" calcext:value-type="float">
            <text:p>8.8058467104582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formula="of:=([.E14]+[.E15])/2" office:value-type="float" office:value="10.0608180920712" calcext:value-type="float">
            <text:p>10.06081809207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formula="of:=([.E14]-[.E15])/2" office:value-type="float" office:value="1.25497138161297" calcext:value-type="float">
            <text:p>1.25497138161297</text:p>
          </table:table-cell>
          <table:table-cell table:number-columns-repeated="7"/>
        </table:table-row>
        <table:table-row table:style-name="ro1">
          <table:table-cell/>
          <table:table-cell table:style-name="ce25"/>
          <table:table-cell table:number-columns-repeated="10"/>
        </table:table-row>
        <table:table-row table:style-name="ro1" table:number-rows-repeated="17">
          <table:table-cell table:number-columns-repeated="12"/>
        </table:table-row>
        <table:table-row table:style-name="ro1">
          <table:table-cell table:style-name="ce26"/>
          <table:table-cell table:style-name="ce8" table:number-columns-repeated="10"/>
          <table:table-cell table:style-name="ce11"/>
        </table:table-row>
      </table:table>
      <table:table table:name="MultinomialDistribution" table:style-name="ta1">
        <table:table-column table:style-name="co1" table:default-cell-style-name="ce25"/>
        <table:table-column table:style-name="co1" table:number-columns-repeated="7" table:default-cell-style-name="Default"/>
        <table:table-column table:style-name="co1" table:default-cell-style-name="ce21"/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29" office:value-type="string" calcext:value-type="string" table:number-columns-spanned="9" table:number-rows-spanned="1">
            <text:p>MULTINOMIAL</text:p>
          </table:table-cell>
          <table:covered-table-cell table:number-columns-repeated="7" table:style-name="ce5"/>
          <table:covered-table-cell table:style-name="ce9"/>
        </table:table-row>
        <table:table-row table:style-name="ro1">
          <table:table-cell table:style-name="ce31" office:value-type="string" calcext:value-type="string" table:number-columns-spanned="9" table:number-rows-spanned="1">
            <text:p>Suppose that a bag contains 12 balls 5 red 4 yellow and 3 blue we pull out a ball at random and then replace before making subsequent selections.Experiment is repeated 10 times what is the probability that outcome will result exactly in 6 reds 2 yellows and 2 blues</text:p>
          </table:table-cell>
          <table:covered-table-cell table:number-columns-repeated="8"/>
        </table:table-row>
        <table:table-row table:style-name="ro1">
          <table:table-cell table:style-name="ce3" office:value-type="string" calcext:value-type="string">
            <text:p>Xi</text:p>
          </table:table-cell>
          <table:table-cell table:style-name="ce27" office:value-type="string" calcext:value-type="string">
            <text:p>Pi</text:p>
          </table:table-cell>
          <table:table-cell table:style-name="ce27" office:value-type="string" calcext:value-type="string">
            <text:p>Pi^Xi</text:p>
          </table:table-cell>
          <table:table-cell/>
          <table:table-cell office:value-type="string" calcext:value-type="string">
            <text:p>PMF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table:formula="of:=5/12" office:value-type="float" office:value="0.416666666666667" calcext:value-type="float">
            <text:p>0.416666666666667</text:p>
          </table:table-cell>
          <table:table-cell table:formula="of:=[.B5]^[.A5]" office:value-type="float" office:value="0.005232780885631" calcext:value-type="float">
            <text:p>0.005232780885631</text:p>
          </table:table-cell>
          <table:table-cell/>
          <table:table-cell table:formula="of:=[.C9]*[.C5]*[.C6]*[.C7]" office:value-type="float" office:value="0.0457868327492713" calcext:value-type="float">
            <text:p>0.045786832749271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table:formula="of:=4/12" office:value-type="float" office:value="0.333333333333333" calcext:value-type="float">
            <text:p>0.333333333333333</text:p>
          </table:table-cell>
          <table:table-cell table:formula="of:=[.B6]^[.A6]" office:value-type="float" office:value="0.111111111111111" calcext:value-type="float">
            <text:p>0.1111111111111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/12" office:value-type="float" office:value="0.25" calcext:value-type="float">
            <text:p>0.25</text:p>
          </table:table-cell>
          <table:table-cell table:formula="of:=[.B7]^[.A7]" office:value-type="float" office:value="0.0625" calcext:value-type="float">
            <text:p>0.06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32" office:value-type="string" calcext:value-type="string" table:number-columns-spanned="2" table:number-rows-spanned="1">
            <text:p>Multinomial Range=</text:p>
          </table:table-cell>
          <table:covered-table-cell/>
          <table:table-cell table:formula="of:=MULTINOMIAL([.A5:.A7])" office:value-type="float" office:value="1260" calcext:value-type="float">
            <text:p>126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MF=</text:p>
          </table:table-cell>
          <table:table-cell table:style-name="ce33" office:value-type="string" calcext:value-type="string" table:number-columns-spanned="3" table:number-rows-spanned="1">
            <text:p>n!.p1^x1.p2^1.../(x1!.x2!...xk!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style-name="ce26"/>
          <table:table-cell table:style-name="ce8" table:number-columns-repeated="7"/>
          <table:table-cell table:style-name="ce11"/>
        </table:table-row>
      </table:table>
      <table:table table:name="BinomialQuestion" table:style-name="ta1">
        <table:table-column table:style-name="co1" table:default-cell-style-name="ce25"/>
        <table:table-column table:style-name="co1" table:number-columns-repeated="7" table:default-cell-style-name="Default"/>
        <table:table-column table:style-name="co1" table:default-cell-style-name="ce21"/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29" office:value-type="string" calcext:value-type="string" table:number-columns-spanned="9" table:number-rows-spanned="1">
            <text:p>BINOMIAL Question</text:p>
          </table:table-cell>
          <table:covered-table-cell table:number-columns-repeated="7" table:style-name="ce5"/>
          <table:covered-table-cell table:style-name="ce9"/>
        </table:table-row>
        <table:table-row table:style-name="ro1">
          <table:table-cell table:style-name="ce31" office:value-type="string" calcext:value-type="string" table:number-columns-spanned="9" table:number-rows-spanned="1">
            <text:p>Four fair couns are flipped and outcomes are independent what is probability of 2 heads and 2 tail a outcome.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=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table:style-name="ce34" office:value-type="string" calcext:value-type="string">
            <text:p>P{2}=</text:p>
          </table:table-cell>
          <table:table-cell table:style-name="ce36" table:formula="of:=COM.MICROSOFT.BINOM.DIST(2;[.C5];[.C6];0)" office:value-type="float" office:value="0.375" calcext:value-type="float">
            <text:p>0.3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31" office:value-type="string" calcext:value-type="string" table:number-columns-spanned="9" table:number-rows-spanned="1">
            <text:p>Say an item is produced by a machine is defective with p=0.1 independemntly of any other item. What is the probab that in sample of 3 items atmost 1 will be defected?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=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{0}=</text:p>
          </table:table-cell>
          <table:table-cell table:formula="of:=COM.MICROSOFT.BINOM.DIST(0;[.C11];[.C12];0)" office:value-type="float" office:value="0.729" calcext:value-type="float">
            <text:p>0.72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{1}=</text:p>
          </table:table-cell>
          <table:table-cell table:formula="of:=COM.MICROSOFT.BINOM.DIST(1;[.C11];[.C12];0)" office:value-type="float" office:value="0.243" calcext:value-type="float">
            <text:p>0.243</text:p>
          </table:table-cell>
          <table:table-cell table:number-columns-repeated="6"/>
        </table:table-row>
        <table:table-row table:style-name="ro1">
          <table:table-cell/>
          <table:table-cell table:style-name="ce35" office:value-type="string" calcext:value-type="string" table:number-columns-spanned="2" table:number-rows-spanned="1">
            <text:p>P{atmost 1 defect}=</text:p>
          </table:table-cell>
          <table:covered-table-cell table:style-name="ce37"/>
          <table:table-cell table:style-name="ce36" table:formula="of:=SUM([.C13:.C14])" office:value-type="float" office:value="0.972" calcext:value-type="float">
            <text:p>0.97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26"/>
          <table:table-cell table:style-name="ce8" table:number-columns-repeated="7"/>
          <table:table-cell table:style-name="ce11"/>
        </table:table-row>
      </table:table>
      <table:table table:name="PoissonQuestion" table:style-name="ta1">
        <table:table-column table:style-name="co1" table:default-cell-style-name="ce25"/>
        <table:table-column table:style-name="co1" table:number-columns-repeated="10" table:default-cell-style-name="Default"/>
        <table:table-column table:style-name="co1" table:default-cell-style-name="ce21"/>
        <table:table-row table:style-name="ro1">
          <table:table-cell table:style-name="Default"/>
          <table:table-cell table:number-columns-repeated="10"/>
          <table:table-cell table:style-name="Default"/>
        </table:table-row>
        <table:table-row table:style-name="ro1">
          <table:table-cell table:style-name="ce29" office:value-type="string" calcext:value-type="string" table:number-columns-spanned="12" table:number-rows-spanned="1">
            <text:p>POISSON Question</text:p>
          </table:table-cell>
          <table:covered-table-cell table:number-columns-repeated="10" table:style-name="ce5"/>
          <table:covered-table-cell table:style-name="ce9"/>
        </table:table-row>
        <table:table-row table:style-name="ro1">
          <table:table-cell table:style-name="ce31" office:value-type="string" calcext:value-type="string" table:number-columns-spanned="12" table:number-rows-spanned="1">
            <text:p>Say num of errors on a page of a book has poisson dist with lambda=1 calculate probab that there is atleast one error on this page.\</text:p>
          </table:table-cell>
          <table:covered-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ean=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{0}=</text:p>
          </table:table-cell>
          <table:table-cell table:formula="of:=COM.MICROSOFT.POISSON.DIST(0;[.D5];0)" office:value-type="float" office:value="0.367879441171442" calcext:value-type="float">
            <text:p>0.36787944117144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2" table:number-rows-spanned="1">
            <text:p>P{atleast one}=</text:p>
          </table:table-cell>
          <table:covered-table-cell table:style-name="ce37"/>
          <table:table-cell table:style-name="ce36" table:formula="of:=1-[.D6]" office:value-type="float" office:value="0.632120558828558" calcext:value-type="float">
            <text:p>0.632120558828558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1" office:value-type="string" calcext:value-type="string" table:number-columns-spanned="12" table:number-rows-spanned="1">
            <text:p>If num of accidents on a road each day has mean=3 what is probability of no accident occurring </text:p>
          </table:table-cell>
          <table:covered-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ean=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4" office:value-type="string" calcext:value-type="string">
            <text:p>P{0}=</text:p>
          </table:table-cell>
          <table:table-cell table:style-name="ce36" table:formula="of:=COM.MICROSOFT.POISSON.DIST(0;[.D12];0)" office:value-type="float" office:value="0.0497870683678639" calcext:value-type="float">
            <text:p>0.0497870683678639</text:p>
          </table:table-cell>
          <table:table-cell table:number-columns-repeated="8"/>
        </table:table-row>
        <table:table-row table:style-name="ro1">
          <table:table-cell table:style-name="ce26"/>
          <table:table-cell table:style-name="ce8" table:number-columns-repeated="10"/>
          <table:table-cell table:style-name="ce11"/>
        </table:table-row>
      </table:table>
      <table:table table:name="NormalQuestion" table:style-name="ta1">
        <table:table-column table:style-name="co1" table:default-cell-style-name="ce25"/>
        <table:table-column table:style-name="co1" table:number-columns-repeated="7" table:default-cell-style-name="Default"/>
        <table:table-column table:style-name="co1" table:default-cell-style-name="ce21"/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29" office:value-type="string" calcext:value-type="string" table:number-columns-spanned="9" table:number-rows-spanned="1">
            <text:p>NORMAL Question</text:p>
          </table:table-cell>
          <table:covered-table-cell table:number-columns-repeated="7" table:style-name="ce5"/>
          <table:covered-table-cell table:style-name="ce9"/>
        </table:table-row>
        <table:table-row table:style-name="ro1">
          <table:table-cell table:style-name="ce31" office:value-type="string" calcext:value-type="string" table:number-columns-spanned="9" table:number-rows-spanned="1">
            <text:p>Let speed of car have mean 90 and std dev 10 find probab that speed is greater than 100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Mean=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 dev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=(x-u)/v</text:p>
          </table:table-cell>
          <table:table-cell table:formula="of:=(100-[.B4])/[.B5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{z&lt;1}=</text:p>
          </table:table-cell>
          <table:table-cell table:formula="of:=COM.MICROSOFT.NORM.S.DIST([.D5];1)" office:value-type="float" office:value="0.841344746068543" calcext:value-type="float">
            <text:p>0.8413447460685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{z&gt;1}=</text:p>
          </table:table-cell>
          <table:table-cell table:formula="of:=1-[.B6]" office:value-type="float" office:value="0.158655253931457" calcext:value-type="float">
            <text:p>0.15865525393145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31" office:value-type="string" calcext:value-type="string" table:number-columns-spanned="9" table:number-rows-spanned="1">
            <text:p>Annual salary of a teacher is normally dist with mean 51k and std dev 6k find probab that annual salary of randomly selected teacher lies between 42k to 65k</text:p>
          </table:table-cell>
          <table:covered-table-cell table:number-columns-repeated="8"/>
        </table:table-row>
        <table:table-row table:style-name="ro1">
          <table:table-cell office:value-type="string" calcext:value-type="string">
            <text:p>Mean=</text:p>
          </table:table-cell>
          <table:table-cell office:value-type="float" office:value="51000" calcext:value-type="float">
            <text:p>51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 dev=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z1=</text:p>
          </table:table-cell>
          <table:table-cell table:formula="of:=(42000-[.B10])/[.B11]" office:value-type="float" office:value="-1.5" calcext:value-type="float">
            <text:p>-1.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2=</text:p>
          </table:table-cell>
          <table:table-cell table:formula="of:=(65000-[.B10])/[.B11]" office:value-type="float" office:value="2.33333333333333" calcext:value-type="float">
            <text:p>2.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{z1}</text:p>
          </table:table-cell>
          <table:table-cell table:formula="of:=COM.MICROSOFT.NORM.S.DIST([.D11];1)" office:value-type="float" office:value="0.066807201268858" calcext:value-type="float">
            <text:p>0.0668072012688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{z2}</text:p>
          </table:table-cell>
          <table:table-cell table:formula="of:=COM.MICROSOFT.NORM.S.DIST([.D12];1)" office:value-type="float" office:value="0.990184671371355" calcext:value-type="float">
            <text:p>0.990184671371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bab=</text:p>
          </table:table-cell>
          <table:table-cell table:formula="of:=[.B14]-[.B13]" office:value-type="float" office:value="0.923377470102497" calcext:value-type="float">
            <text:p>0.923377470102497</text:p>
          </table:table-cell>
          <table:table-cell table:number-columns-repeated="7"/>
        </table:table-row>
        <table:table-row table:style-name="ro1">
          <table:table-cell table:style-name="ce26"/>
          <table:table-cell table:style-name="ce8" table:number-columns-repeated="7"/>
          <table:table-cell table:style-name="ce11"/>
        </table:table-row>
      </table:table>
      <table:table table:name="RandomGeneration" table:style-name="ta1">
        <table:table-column table:style-name="co1" table:default-cell-style-name="ce25"/>
        <table:table-column table:style-name="co1" table:number-columns-repeated="10" table:default-cell-style-name="Default"/>
        <table:table-column table:style-name="co1" table:default-cell-style-name="ce21"/>
        <table:table-row table:style-name="ro1">
          <table:table-cell table:style-name="Default"/>
          <table:table-cell table:number-columns-repeated="10"/>
          <table:table-cell table:style-name="Default"/>
        </table:table-row>
        <table:table-row table:style-name="ro1">
          <table:table-cell table:style-name="ce29" office:value-type="string" calcext:value-type="string" table:number-columns-spanned="12" table:number-rows-spanned="1">
            <text:p>RANDOMLY GENERATING Numbers</text:p>
          </table:table-cell>
          <table:covered-table-cell table:number-columns-repeated="10" table:style-name="ce5"/>
          <table:covered-table-cell table:style-name="ce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ernoulli(p=0.5)</text:p>
          </table:table-cell>
          <table:table-cell table:number-columns-repeated="2"/>
          <table:table-cell office:value-type="string" calcext:value-type="string">
            <text:p>Binomial(p=0.5,n=3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o to sheet ta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n Fill Cel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n Fill Random Numb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6"/>
          <table:table-cell table:style-name="ce8" table:number-columns-repeated="10"/>
          <table:table-cell table:style-name="ce11"/>
        </table:table-row>
      </table:table>
      <table:table table:name="CovarianceQuestion" table:style-name="ta1">
        <table:shapes>
          <draw:frame draw:z-index="0" draw:style-name="gr1" draw:text-style-name="P1" svg:width="15.919cm" svg:height="8.801cm" svg:x="2.494cm" svg:y="7.54cm">
            <draw:object draw:notify-on-update-of-ranges="CovarianceQuestion.A10:CovarianceQuestion.A13 CovarianceQuestion.B10:CovarianceQuestion.B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25"/>
        <table:table-column table:style-name="co1" table:number-columns-repeated="7" table:default-cell-style-name="Default"/>
        <table:table-column table:style-name="co1" table:default-cell-style-name="ce21"/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29" office:value-type="string" calcext:value-type="string" table:number-columns-spanned="9" table:number-rows-spanned="1">
            <text:p>COVARIANCE Question</text:p>
          </table:table-cell>
          <table:covered-table-cell table:number-columns-repeated="7" table:style-name="ce5"/>
          <table:covered-table-cell table:style-name="ce9"/>
        </table:table-row>
        <table:table-row table:style-name="ro1">
          <table:table-cell table:style-name="ce38" office:value-type="string" calcext:value-type="string" table:number-columns-spanned="9" table:number-rows-spanned="1">
            <text:p>Covariance is the measure of how two variables vary together lies between -infinity to infinity</text:p>
          </table:table-cell>
          <table:covered-table-cell table:number-columns-repeated="8"/>
        </table:table-row>
        <table:table-row table:style-name="ro1">
          <table:table-cell table:style-name="ce38" office:value-type="string" calcext:value-type="string" table:number-columns-spanned="9" table:number-rows-spanned="1">
            <text:p>If zero then there is no linear relationship between them</text:p>
          </table:table-cell>
          <table:covered-table-cell table:number-columns-repeated="8"/>
        </table:table-row>
        <table:table-row table:style-name="ro1">
          <table:table-cell table:style-name="ce38" office:value-type="string" calcext:value-type="string" table:number-columns-spanned="9" table:number-rows-spanned="1">
            <text:p>If positive then both tend to move in same direction</text:p>
          </table:table-cell>
          <table:covered-table-cell table:number-columns-repeated="8"/>
        </table:table-row>
        <table:table-row table:style-name="ro1">
          <table:table-cell table:style-name="ce38" office:value-type="string" calcext:value-type="string" table:number-columns-spanned="9" table:number-rows-spanned="1">
            <text:p>If negative then they move in opposite direction</text:p>
          </table:table-cell>
          <table:covered-table-cell table:number-columns-repeated="8"/>
        </table:table-row>
        <table:table-row table:style-name="ro1">
          <table:table-cell table:style-name="ce38" office:value-type="string" calcext:value-type="string" table:number-columns-spanned="9" table:number-rows-spanned="1">
            <text:p>Cov=Sigma[(xi-x’)(y-y’)]/n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7" office:value-type="string" calcext:value-type="string">
            <text:p>Y</text:p>
          </table:table-cell>
          <table:table-cell table:style-name="ce27" office:value-type="string" calcext:value-type="string">
            <text:p>Xi-x’</text:p>
          </table:table-cell>
          <table:table-cell table:style-name="ce27" office:value-type="string" calcext:value-type="string">
            <text:p>Yi-y’</text:p>
          </table:table-cell>
          <table:table-cell table:style-name="ce27" office:value-type="string" calcext:value-type="string">
            <text:p>product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A10]-[.A$15]" office:value-type="float" office:value="-1" calcext:value-type="float">
            <text:p>-1</text:p>
          </table:table-cell>
          <table:table-cell table:formula="of:=[.B10]-[.B$15]" office:value-type="float" office:value="-4" calcext:value-type="float">
            <text:p>-4</text:p>
          </table:table-cell>
          <table:table-cell table:formula="of:=[.C10]*[.D10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A11]-[.A$15]" office:value-type="float" office:value="1" calcext:value-type="float">
            <text:p>1</text:p>
          </table:table-cell>
          <table:table-cell table:formula="of:=[.B11]-[.B$15]" office:value-type="float" office:value="4" calcext:value-type="float">
            <text:p>4</text:p>
          </table:table-cell>
          <table:table-cell table:formula="of:=[.C11]*[.D11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formula="of:=[.A12]-[.A$15]" office:value-type="float" office:value="3" calcext:value-type="float">
            <text:p>3</text:p>
          </table:table-cell>
          <table:table-cell table:formula="of:=[.B12]-[.B$15]" office:value-type="float" office:value="12" calcext:value-type="float">
            <text:p>12</text:p>
          </table:table-cell>
          <table:table-cell table:formula="of:=[.C12]*[.D12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3]-[.A$15]" office:value-type="float" office:value="-3" calcext:value-type="float">
            <text:p>-3</text:p>
          </table:table-cell>
          <table:table-cell table:formula="of:=[.B13]-[.B$15]" office:value-type="float" office:value="-12" calcext:value-type="float">
            <text:p>-12</text:p>
          </table:table-cell>
          <table:table-cell table:formula="of:=[.C13]*[.D13]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of x=</text:p>
          </table:table-cell>
          <table:table-cell office:value-type="string" calcext:value-type="string">
            <text:p>Mean of y=</text:p>
          </table:table-cell>
          <table:table-cell/>
          <table:table-cell table:style-name="ce34" office:value-type="string" calcext:value-type="string">
            <text:p>Cov=</text:p>
          </table:table-cell>
          <table:table-cell table:style-name="ce36" table:formula="of:=SUM([.E10:.E13])/4" office:value-type="float" office:value="20" calcext:value-type="float">
            <text:p>20</text:p>
          </table:table-cell>
          <table:table-cell table:style-name="ce33" office:value-type="string" calcext:value-type="string" table:number-columns-spanned="2" table:number-rows-spanned="1">
            <text:p>Is sum(product)/N</text:p>
          </table:table-cell>
          <table:covered-table-cell/>
          <table:table-cell table:number-columns-repeated="2"/>
        </table:table-row>
        <table:table-row table:style-name="ro1">
          <table:table-cell table:formula="of:=SUM([.A10:.A13])/4" office:value-type="float" office:value="11" calcext:value-type="float">
            <text:p>11</text:p>
          </table:table-cell>
          <table:table-cell table:formula="of:=SUM([.B10:.B13])/4" office:value-type="float" office:value="44" calcext:value-type="float">
            <text:p>44</text:p>
          </table:table-cell>
          <table:table-cell table:number-columns-repeated="7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table:style-name="ce26"/>
          <table:table-cell table:style-name="ce8" table:number-columns-repeated="7"/>
          <table:table-cell table:style-name="ce11"/>
        </table:table-row>
      </table:table>
      <table:table table:name="CorrelationCoefficient" table:style-name="ta1">
        <table:table-column table:style-name="co1" table:default-cell-style-name="ce25"/>
        <table:table-column table:style-name="co1" table:number-columns-repeated="10" table:default-cell-style-name="Default"/>
        <table:table-column table:style-name="co1" table:default-cell-style-name="ce21"/>
        <table:table-row table:style-name="ro1">
          <table:table-cell table:style-name="Default"/>
          <table:table-cell table:number-columns-repeated="10"/>
          <table:table-cell table:style-name="Default"/>
        </table:table-row>
        <table:table-row table:style-name="ro1">
          <table:table-cell table:style-name="ce29" office:value-type="string" calcext:value-type="string" table:number-columns-spanned="12" table:number-rows-spanned="1">
            <text:p>CORRELATION Coefficient of Bivariate Frequency Distribution</text:p>
          </table:table-cell>
          <table:covered-table-cell table:number-columns-repeated="10" table:style-name="ce5"/>
          <table:covered-table-cell table:style-name="ce9"/>
        </table:table-row>
        <table:table-row table:style-name="ro1">
          <table:table-cell table:style-name="ce38" office:value-type="string" calcext:value-type="string" table:number-columns-spanned="12" table:number-rows-spanned="1">
            <text:p>Only shows direction of relation between two variables =&gt; varies from -1 to 1</text:p>
          </table:table-cell>
          <table:covered-table-cell table:number-columns-repeated="11"/>
        </table:table-row>
        <table:table-row table:style-name="ro1">
          <table:table-cell table:style-name="ce38" office:value-type="string" calcext:value-type="string" table:number-columns-spanned="12" table:number-rows-spanned="1">
            <text:p>-1 means perfectly opposite correlation, if 1 then perfectly correlated</text:p>
          </table:table-cell>
          <table:covered-table-cell table:number-columns-repeated="11"/>
        </table:table-row>
        <table:table-row table:style-name="ro1">
          <table:table-cell table:style-name="ce38" office:value-type="string" calcext:value-type="string" table:number-columns-spanned="12" table:number-rows-spanned="1">
            <text:p>Correlation=cov(X,Y)/[(std dev of x)*(std dev of y)]</text:p>
          </table:table-cell>
          <table:covered-table-cell table:number-columns-repeated="11"/>
        </table:table-row>
        <table:table-row table:style-name="ro1">
          <table:table-cell table:style-name="ce38" office:value-type="string" calcext:value-type="string" table:number-columns-spanned="12" table:number-rows-spanned="1">
            <text:p>The <text:s/>more closer it is to +1 or -1 more closely the variables are related =&gt; if 0 then no relation</text:p>
          </table:table-cell>
          <table:covered-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6"/>
          <table:table-cell/>
          <table:table-cell table:style-name="ce44" office:value-type="string" calcext:value-type="string" table:number-columns-spanned="4" table:number-rows-spanned="1">
            <text:p>Age</text:p>
          </table:table-cell>
          <table:covered-table-cell table:number-columns-repeated="3" table:style-name="ce27"/>
          <table:table-cell table:style-name="ce27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39" office:value-type="string" calcext:value-type="string" table:number-columns-spanned="2" table:number-rows-spanned="1">
            <text:p>Marks</text:p>
          </table:table-cell>
          <table:covered-table-cell/>
          <table:table-cell/>
          <table:table-cell table:style-name="ce27" office:value-type="string" calcext:value-type="string">
            <text:p>16-18</text:p>
          </table:table-cell>
          <table:table-cell table:style-name="ce27" office:value-type="string" calcext:value-type="string">
            <text:p>18-20</text:p>
          </table:table-cell>
          <table:table-cell table:style-name="ce27" office:value-type="string" calcext:value-type="string">
            <text:p>20-22</text:p>
          </table:table-cell>
          <table:table-cell table:style-name="ce27" office:value-type="string" calcext:value-type="string">
            <text:p>22-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ks mean</text:p>
          </table:table-cell>
          <table:table-cell table:style-name="ce40" office:value-type="string" calcext:value-type="string">
            <text:p>dx/dy</text:p>
          </table:table-cell>
          <table:table-cell table:style-name="ce27" table:formula="of:=(16+18)/2" office:value-type="float" office:value="17" calcext:value-type="float">
            <text:p>1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" office:value-type="string" calcext:value-type="string">
            <text:p>is (x-Ax)/gap</text:p>
          </table:table-cell>
          <table:table-cell table:style-name="ce34" table:formula="of:=([.D10]-21)/2" office:value-type="float" office:value="-2" calcext:value-type="float">
            <text:p>-2</text:p>
          </table:table-cell>
          <table:table-cell table:style-name="ce37" table:formula="of:=([.E10]-21)/2" office:value-type="float" office:value="-1" calcext:value-type="float">
            <text:p>-1</text:p>
          </table:table-cell>
          <table:table-cell table:style-name="ce37" table:formula="of:=([.F10]-21)/2" office:value-type="float" office:value="0" calcext:value-type="float">
            <text:p>0</text:p>
          </table:table-cell>
          <table:table-cell table:style-name="ce36" table:formula="of:=([.G10]-21)/2" office:value-type="float" office:value="1" calcext:value-type="float">
            <text:p>1</text:p>
          </table:table-cell>
          <table:table-cell office:value-type="string" calcext:value-type="string">
            <text:p>f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20</text:p>
          </table:table-cell>
          <table:table-cell table:formula="of:=(20+10)/2" office:value-type="float" office:value="15" calcext:value-type="float">
            <text:p>15</text:p>
          </table:table-cell>
          <table:table-cell table:style-name="ce41" table:formula="of:=([.B12]-35)/10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7" table:formula="of:=SUM([.D12:.G12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30</text:p>
          </table:table-cell>
          <table:table-cell table:formula="of:=(20+30)/2" office:value-type="float" office:value="25" calcext:value-type="float">
            <text:p>25</text:p>
          </table:table-cell>
          <table:table-cell table:style-name="ce41" table:formula="of:=([.B13]-35)/10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7" table:formula="of:=SUM([.D13:.G13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-40</text:p>
          </table:table-cell>
          <table:table-cell table:formula="of:=(30+40)/2" office:value-type="float" office:value="35" calcext:value-type="float">
            <text:p>35</text:p>
          </table:table-cell>
          <table:table-cell table:style-name="ce41" table:formula="of:=([.B14]-35)/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7" table:formula="of:=SUM([.D14:.G14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-50</text:p>
          </table:table-cell>
          <table:table-cell table:formula="of:=(40+50)/2" office:value-type="float" office:value="45" calcext:value-type="float">
            <text:p>45</text:p>
          </table:table-cell>
          <table:table-cell table:style-name="ce41" table:formula="of:=([.B15]-35)/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7" table:formula="of:=SUM([.D15:.G15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-60</text:p>
          </table:table-cell>
          <table:table-cell table:formula="of:=(50+60)/2" office:value-type="float" office:value="55" calcext:value-type="float">
            <text:p>55</text:p>
          </table:table-cell>
          <table:table-cell table:style-name="ce41" table:formula="of:=([.B16]-35)/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7" table:formula="of:=SUM([.D16:.G1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-70</text:p>
          </table:table-cell>
          <table:table-cell table:formula="of:=(60+70)/2" office:value-type="float" office:value="65" calcext:value-type="float">
            <text:p>65</text:p>
          </table:table-cell>
          <table:table-cell table:style-name="ce42" table:formula="of:=([.B17]-35)/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7" table:formula="of:=SUM([.D17:.G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=</text:p>
          </table:table-cell>
          <table:table-cell/>
          <table:table-cell office:value-type="string" calcext:value-type="string">
            <text:p>fy</text:p>
          </table:table-cell>
          <table:table-cell table:style-name="ce45" table:formula="of:=SUM([.D12:.D17])" office:value-type="float" office:value="10" calcext:value-type="float">
            <text:p>10</text:p>
          </table:table-cell>
          <table:table-cell table:style-name="ce45" table:formula="of:=SUM([.E12:.E17])" office:value-type="float" office:value="10" calcext:value-type="float">
            <text:p>10</text:p>
          </table:table-cell>
          <table:table-cell table:style-name="ce45" table:formula="of:=SUM([.F12:.F17])" office:value-type="float" office:value="16" calcext:value-type="float">
            <text:p>16</text:p>
          </table:table-cell>
          <table:table-cell table:style-name="ce45" table:formula="of:=SUM([.G12:.G17])" office:value-type="float" office:value="14" calcext:value-type="float">
            <text:p>14</text:p>
          </table:table-cell>
          <table:table-cell table:formula="of:=SUM([.D18:.G18])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CORREL([.B$12:.B$17];[.D12:.D17])" office:value-type="float" office:value="-0.782460796435952" calcext:value-type="float">
            <text:p>-0.782460796435952</text:p>
          </table:table-cell>
          <table:table-cell table:formula="of:=CORREL([.D$12:.D$17];[.E12:.E17])" office:value-type="float" office:value="0.776898596067356" calcext:value-type="float">
            <text:p>0.776898596067356</text:p>
          </table:table-cell>
          <table:table-cell table:formula="of:=CORREL([.E$12:.E$17];[.F12:.F17])" office:value-type="float" office:value="0.956182887467515" calcext:value-type="float">
            <text:p>0.956182887467515</text:p>
          </table:table-cell>
          <table:table-cell table:formula="of:=CORREL([.F$12:.F$17];[.G12:.G17])" office:value-type="float" office:value="0.888787718762223" calcext:value-type="float">
            <text:p>0.888787718762223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x=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y=21</text:p>
          </table:table-cell>
          <table:table-cell/>
          <table:table-cell table:style-name="ce43"/>
          <table:table-cell table:style-name="ce37" office:value-type="float" office:value="-2" calcext:value-type="float">
            <text:p>-2</text:p>
          </table:table-cell>
          <table:table-cell table:style-name="ce37" office:value-type="float" office:value="-1" calcext:value-type="float">
            <text:p>-1</text:p>
          </table:table-cell>
          <table:table-cell table:style-name="ce37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fxdx</text:p>
          </table:table-cell>
          <table:table-cell office:value-type="string" calcext:value-type="string">
            <text:p>fxdx^2</text:p>
          </table:table-cell>
          <table:table-cell office:value-type="string" calcext:value-type="string">
            <text:p>fxydxdy</text:p>
          </table:table-cell>
          <table:table-cell/>
        </table:table-row>
        <table:table-row table:style-name="ro1">
          <table:table-cell table:number-columns-repeated="2"/>
          <table:table-cell table:style-name="ce41" office:value-type="float" office:value="-2" calcext:value-type="float">
            <text:p>-2</text:p>
          </table:table-cell>
          <table:table-cell table:formula="of:=[.D12]*[.C23]*[.D$22]" office:value-type="float" office:value="8" calcext:value-type="float">
            <text:p>8</text:p>
          </table:table-cell>
          <table:table-cell table:formula="of:=[.E12]*[.C23]*[.E$22]" office:value-type="float" office:value="2" calcext:value-type="float">
            <text:p>2</text:p>
          </table:table-cell>
          <table:table-cell table:formula="of:=[.F12]*[.C23]*[.F$22]" office:value-type="float" office:value="-0" calcext:value-type="float">
            <text:p>0</text:p>
          </table:table-cell>
          <table:table-cell table:formula="of:=[.C23]*[.G12]*[.G$22]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H23]*[.C23]" office:value-type="float" office:value="-8" calcext:value-type="float">
            <text:p>-8</text:p>
          </table:table-cell>
          <table:table-cell table:formula="of:=[.I23]*[.C23]" office:value-type="float" office:value="16" calcext:value-type="float">
            <text:p>16</text:p>
          </table:table-cell>
          <table:table-cell table:formula="of:=SUM([.D23:.G23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style-name="ce41" office:value-type="float" office:value="-1" calcext:value-type="float">
            <text:p>-1</text:p>
          </table:table-cell>
          <table:table-cell table:formula="of:=[.D13]*[.C24]*[.D$22]" office:value-type="float" office:value="6" calcext:value-type="float">
            <text:p>6</text:p>
          </table:table-cell>
          <table:table-cell table:formula="of:=[.E13]*[.C24]*[.E$22]" office:value-type="float" office:value="2" calcext:value-type="float">
            <text:p>2</text:p>
          </table:table-cell>
          <table:table-cell table:formula="of:=[.F13]*[.C24]*[.F$22]" office:value-type="float" office:value="-0" calcext:value-type="float">
            <text:p>0</text:p>
          </table:table-cell>
          <table:table-cell table:formula="of:=[.C24]*[.G13]*[.G$22]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formula="of:=[.H24]*[.C24]" office:value-type="float" office:value="-9" calcext:value-type="float">
            <text:p>-9</text:p>
          </table:table-cell>
          <table:table-cell table:formula="of:=[.I24]*[.C24]" office:value-type="float" office:value="9" calcext:value-type="float">
            <text:p>9</text:p>
          </table:table-cell>
          <table:table-cell table:formula="of:=SUM([.D24:.G24]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style-name="ce41" office:value-type="float" office:value="0" calcext:value-type="float">
            <text:p>0</text:p>
          </table:table-cell>
          <table:table-cell table:formula="of:=[.D14]*[.C25]*[.D$22]" office:value-type="float" office:value="-0" calcext:value-type="float">
            <text:p>0</text:p>
          </table:table-cell>
          <table:table-cell table:formula="of:=[.E14]*[.C25]*[.E$22]" office:value-type="float" office:value="-0" calcext:value-type="float">
            <text:p>0</text:p>
          </table:table-cell>
          <table:table-cell table:formula="of:=[.F14]*[.C25]*[.F$22]" office:value-type="float" office:value="0" calcext:value-type="float">
            <text:p>0</text:p>
          </table:table-cell>
          <table:table-cell table:formula="of:=[.C25]*[.G14]*[.G$22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H25]*[.C25]" office:value-type="float" office:value="0" calcext:value-type="float">
            <text:p>0</text:p>
          </table:table-cell>
          <table:table-cell table:formula="of:=[.I25]*[.C25]" office:value-type="float" office:value="0" calcext:value-type="float">
            <text:p>0</text:p>
          </table:table-cell>
          <table:table-cell table:formula="of:=SUM([.D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41" office:value-type="float" office:value="1" calcext:value-type="float">
            <text:p>1</text:p>
          </table:table-cell>
          <table:table-cell table:formula="of:=[.D15]*[.C26]*[.D$22]" office:value-type="float" office:value="-4" calcext:value-type="float">
            <text:p>-4</text:p>
          </table:table-cell>
          <table:table-cell table:formula="of:=[.E15]*[.C26]*[.E$22]" office:value-type="float" office:value="-2" calcext:value-type="float">
            <text:p>-2</text:p>
          </table:table-cell>
          <table:table-cell table:formula="of:=[.F15]*[.C26]*[.F$22]" office:value-type="float" office:value="0" calcext:value-type="float">
            <text:p>0</text:p>
          </table:table-cell>
          <table:table-cell table:formula="of:=[.C26]*[.G15]*[.G$22]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H26]*[.C26]" office:value-type="float" office:value="11" calcext:value-type="float">
            <text:p>11</text:p>
          </table:table-cell>
          <table:table-cell table:formula="of:=[.I26]*[.C26]" office:value-type="float" office:value="11" calcext:value-type="float">
            <text:p>11</text:p>
          </table:table-cell>
          <table:table-cell table:formula="of:=SUM([.D26:.G26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2"/>
          <table:table-cell table:style-name="ce41" office:value-type="float" office:value="2" calcext:value-type="float">
            <text:p>2</text:p>
          </table:table-cell>
          <table:table-cell table:formula="of:=[.D16]*[.C27]*[.D$22]" office:value-type="float" office:value="-0" calcext:value-type="float">
            <text:p>0</text:p>
          </table:table-cell>
          <table:table-cell table:formula="of:=[.E16]*[.C27]*[.E$22]" office:value-type="float" office:value="-2" calcext:value-type="float">
            <text:p>-2</text:p>
          </table:table-cell>
          <table:table-cell table:formula="of:=[.F16]*[.C27]*[.F$22]" office:value-type="float" office:value="0" calcext:value-type="float">
            <text:p>0</text:p>
          </table:table-cell>
          <table:table-cell table:formula="of:=[.C27]*[.G16]*[.G$22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.C27]" office:value-type="float" office:value="10" calcext:value-type="float">
            <text:p>10</text:p>
          </table:table-cell>
          <table:table-cell table:formula="of:=[.I27]*[.C27]" office:value-type="float" office:value="20" calcext:value-type="float">
            <text:p>20</text:p>
          </table:table-cell>
          <table:table-cell table:formula="of:=SUM([.D27:.G27]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42" office:value-type="float" office:value="3" calcext:value-type="float">
            <text:p>3</text:p>
          </table:table-cell>
          <table:table-cell table:formula="of:=[.D17]*[.C28]*[.D$22]" office:value-type="float" office:value="-0" calcext:value-type="float">
            <text:p>0</text:p>
          </table:table-cell>
          <table:table-cell table:formula="of:=[.E17]*[.C28]*[.E$22]" office:value-type="float" office:value="-3" calcext:value-type="float">
            <text:p>-3</text:p>
          </table:table-cell>
          <table:table-cell table:formula="of:=[.F17]*[.C28]*[.F$22]" office:value-type="float" office:value="0" calcext:value-type="float">
            <text:p>0</text:p>
          </table:table-cell>
          <table:table-cell table:formula="of:=[.C28]*[.G17]*[.G$2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H28]*[.C28]" office:value-type="float" office:value="12" calcext:value-type="float">
            <text:p>12</text:p>
          </table:table-cell>
          <table:table-cell table:formula="of:=[.I28]*[.C28]" office:value-type="float" office:value="36" calcext:value-type="float">
            <text:p>36</text:p>
          </table:table-cell>
          <table:table-cell table:formula="of:=SUM([.D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43" office:value-type="float" office:value="50" calcext:value-type="float">
            <text:p>50</text:p>
          </table:table-cell>
          <table:table-cell table:style-name="ce37" table:formula="of:=SUM([.I23:.I28])" office:value-type="float" office:value="16" calcext:value-type="float">
            <text:p>16</text:p>
          </table:table-cell>
          <table:table-cell table:style-name="ce36" table:formula="of:=SUM([.J23:.J28])" office:value-type="float" office:value="92" calcext:value-type="float">
            <text:p>92</text:p>
          </table:table-cell>
          <table:table-cell table:style-name="ce43" table:formula="of:=SUM([.K23:.K28])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ydy</text:p>
          </table:table-cell>
          <table:table-cell table:formula="of:=[.D29]*[.D22]" office:value-type="float" office:value="-20" calcext:value-type="float">
            <text:p>-20</text:p>
          </table:table-cell>
          <table:table-cell table:formula="of:=[.E29]*[.E22]" office:value-type="float" office:value="-10" calcext:value-type="float">
            <text:p>-10</text:p>
          </table:table-cell>
          <table:table-cell table:formula="of:=[.F29]*[.F22]" office:value-type="float" office:value="0" calcext:value-type="float">
            <text:p>0</text:p>
          </table:table-cell>
          <table:table-cell table:formula="of:=[.G29]*[.G22]" office:value-type="float" office:value="14" calcext:value-type="float">
            <text:p>14</text:p>
          </table:table-cell>
          <table:table-cell table:style-name="ce41" table:formula="of:=SUM([.D30:.G30])"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ydy^2</text:p>
          </table:table-cell>
          <table:table-cell table:formula="of:=[.D30]*[.D22]" office:value-type="float" office:value="40" calcext:value-type="float">
            <text:p>40</text:p>
          </table:table-cell>
          <table:table-cell table:formula="of:=[.E30]*[.E22]" office:value-type="float" office:value="10" calcext:value-type="float">
            <text:p>10</text:p>
          </table:table-cell>
          <table:table-cell table:formula="of:=[.F30]*[.F22]" office:value-type="float" office:value="0" calcext:value-type="float">
            <text:p>0</text:p>
          </table:table-cell>
          <table:table-cell table:formula="of:=[.G30]*[.G22]" office:value-type="float" office:value="14" calcext:value-type="float">
            <text:p>14</text:p>
          </table:table-cell>
          <table:table-cell table:style-name="ce42" table:formula="of:=SUM([.D31:.G31])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xydxdy</text:p>
          </table:table-cell>
          <table:table-cell table:formula="of:=SUM([.D23:.D28])" office:value-type="float" office:value="10" calcext:value-type="float">
            <text:p>10</text:p>
          </table:table-cell>
          <table:table-cell table:formula="of:=SUM([.E23:.E28])" office:value-type="float" office:value="-3" calcext:value-type="float">
            <text:p>-3</text:p>
          </table:table-cell>
          <table:table-cell table:formula="of:=SUM([.F23:.F28])" office:value-type="float" office:value="0" calcext:value-type="float">
            <text:p>0</text:p>
          </table:table-cell>
          <table:table-cell table:formula="of:=SUM([.G23:.G28])" office:value-type="float" office:value="10" calcext:value-type="float">
            <text:p>10</text:p>
          </table:table-cell>
          <table:table-cell table:style-name="ce42" table:formula="of:=SUM([.D32:.G32]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46" office:value-type="string" calcext:value-type="string">
            <text:p>r=</text:p>
          </table:table-cell>
          <table:table-cell office:value-type="string" calcext:value-type="string">
            <text:p>Efxydxdy-(EfxdxEfydy)/N</text:p>
          </table:table-cell>
          <table:table-cell table:number-columns-repeated="2"/>
          <table:table-cell table:formula="of:=[.H32]-([.H30]*[.I29])/[.H29]" office:value-type="float" office:value="22.12" calcext:value-type="float">
            <text:p>22.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oot[(Efxdx2-(Efxdx)2/N)(Efydy2-(Efydy)2/N)</text:p>
          </table:table-cell>
          <table:table-cell table:number-columns-repeated="2"/>
          <table:table-cell table:formula="of:=[.J29]-POWER([.I29];2)/[.H29]" office:value-type="float" office:value="86.88" calcext:value-type="float">
            <text:p>86.88</text:p>
          </table:table-cell>
          <table:table-cell table:formula="of:=[.H31]-POWER([.H30];2)/[.H29]" office:value-type="float" office:value="58.88" calcext:value-type="float">
            <text:p>58.88</text:p>
          </table:table-cell>
          <table:table-cell office:value-type="string" calcext:value-type="string">
            <text:p>SQRT(multi)=</text:p>
          </table:table-cell>
          <table:table-cell table:formula="of:=POWER([.I35]*[.J35];0.5)" office:value-type="float" office:value="71.5226845133766" calcext:value-type="float">
            <text:p>71.522684513376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26"/>
          <table:table-cell table:style-name="ce8" table:number-columns-repeated="6"/>
          <table:table-cell table:style-name="ce8" office:value-type="string" calcext:value-type="string">
            <text:p>r=</text:p>
          </table:table-cell>
          <table:table-cell table:style-name="ce8" table:formula="of:=[.I34]/[.L35]" office:value-type="float" office:value="0.309272507743512" calcext:value-type="float">
            <text:p>0.309272507743512</text:p>
          </table:table-cell>
          <table:table-cell table:style-name="ce8" table:number-columns-repeated="2"/>
          <table:table-cell table:style-name="ce11"/>
        </table:table-row>
      </table:table>
      <table:table table:name="PearsonDistribution" table:style-name="ta1">
        <table:table-column table:style-name="co1" table:default-cell-style-name="ce47"/>
        <table:table-column table:style-name="co1" table:number-columns-repeated="7" table:default-cell-style-name="Default"/>
        <table:table-column table:style-name="co1" table:default-cell-style-name="ce53"/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48" office:value-type="string" calcext:value-type="string" table:number-columns-spanned="9" table:number-rows-spanned="1">
            <text:p>PEARSON Distribution</text:p>
          </table:table-cell>
          <table:covered-table-cell table:number-columns-repeated="7" table:style-name="ce45"/>
          <table:covered-table-cell table:style-name="ce52"/>
        </table:table-row>
        <table:table-row table:style-name="ro1">
          <table:table-cell table:style-name="ce49" office:value-type="string" calcext:value-type="string">
            <text:p>S.No.</text:p>
          </table:table-cell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y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16" table:number-columns-repeated="5"/>
          <table:table-cell table:number-columns-repeated="3"/>
        </table:table-row>
        <table:table-row table:style-name="ro1">
          <table:table-cell/>
          <table:table-cell office:value-type="string" calcext:value-type="string">
            <text:p>Cov(x,y)=</text:p>
          </table:table-cell>
          <table:table-cell table:formula="of:=PEARSON([.B4:.B9];[.C4:.C9])" office:value-type="float" office:value="-0.920315778456216" calcext:value-type="float">
            <text:p>-0.920315778456216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6"/>
          <table:table-cell table:number-columns-repeated="4"/>
        </table:table-row>
        <table:table-row table:style-name="ro1">
          <table:table-cell table:style-name="ce50"/>
          <table:table-cell table:style-name="ce51" table:number-columns-repeated="7"/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 style:data-style-name="N2" text:time-value="21:50:18.6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8T21:05:33.944000000</meta:creation-date>
    <meta:generator>LibreOffice/7.5.4.2$Windows_X86_64 LibreOffice_project/36ccfdc35048b057fd9854c757a8b67ec53977b6</meta:generator>
    <dc:date>2023-07-08T22:58:15.913000000</dc:date>
    <meta:editing-duration>PT1H9M17S</meta:editing-duration>
    <meta:editing-cycles>2</meta:editing-cycles>
    <meta:document-statistic meta:table-count="14" meta:cell-count="711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28cm" svg:height="8.699cm" xlink:href=".." xlink:type="simple" chart:class="chart:scatter" chart:style-name="ch1">
        <chart:legend chart:legend-position="end" svg:x="13.076cm" svg:y="3.801cm" style:legend-expansion="high" chart:style-name="ch2"/>
        <chart:plot-area chart:style-name="ch3" table:cell-range-address="BinomialDistribution.A5:BinomialDistribution.A8 BinomialDistribution.D5:BinomialDistribution.E8" svg:x="0.318cm" svg:y="0.173cm" svg:width="12.44cm" svg:height="8.353cm">
          <chart:coordinate-region svg:x="1.045cm" svg:y="0.372cm" svg:width="11.473cm" svg:height="7.5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omialDistribution.D5:BinomialDistribution.D8" chart:class="chart:scatter">
            <chart:domain table:cell-range-address="BinomialDistribution.A5:BinomialDistribution.A8"/>
            <chart:data-point chart:repeated="4"/>
          </chart:series>
          <chart:series chart:style-name="ch8" chart:values-cell-range-address="BinomialDistribution.E5:BinomialDistribution.E8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inomialDistribution.A5:BinomialDistribution.A8</svg:desc>
                </draw:g>
              </table:table-cell>
              <table:table-cell office:value-type="float" office:value="0.343">
                <text:p>0.343</text:p>
                <draw:g>
                  <svg:desc>BinomialDistribution.D5:BinomialDistribution.D8</svg:desc>
                </draw:g>
              </table:table-cell>
              <table:table-cell office:value-type="float" office:value="0.343">
                <text:p>0.343</text:p>
                <draw:g>
                  <svg:desc>BinomialDistribution.E5:BinomialDistribution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41">
                <text:p>0.441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89">
                <text:p>0.189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7">
                <text:p>0.02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89cm" svg:height="8.699cm" xlink:href=".." xlink:type="simple" chart:class="chart:scatter" chart:style-name="ch1">
        <chart:legend chart:legend-position="end" svg:x="12.237cm" svg:y="3.801cm" style:legend-expansion="high" chart:style-name="ch2"/>
        <chart:plot-area chart:style-name="ch3" table:cell-range-address="PoissonDistribution.A5:PoissonDistribution.A9 PoissonDistribution.D5:PoissonDistribution.E9" svg:x="0.207cm" svg:y="0.142cm" svg:width="11.824cm" svg:height="8.377cm">
          <chart:coordinate-region svg:x="0.934cm" svg:y="0.341cm" svg:width="10.857cm" svg:height="7.5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oissonDistribution.D5:PoissonDistribution.D9" chart:class="chart:scatter">
            <chart:domain table:cell-range-address="PoissonDistribution.A5:PoissonDistribution.A9"/>
            <chart:data-point chart:repeated="5"/>
          </chart:series>
          <chart:series chart:style-name="ch8" chart:values-cell-range-address="PoissonDistribution.E5:PoissonDistribution.E9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issonDistribution.A5:PoissonDistribution.A9</svg:desc>
                </draw:g>
              </table:table-cell>
              <table:table-cell office:value-type="float" office:value="0.644036421083141">
                <text:p>0.644036421083141</text:p>
                <draw:g>
                  <svg:desc>PoissonDistribution.D5:PoissonDistribution.D9</svg:desc>
                </draw:g>
              </table:table-cell>
              <table:table-cell office:value-type="float" office:value="0.644036421083141">
                <text:p>0.644036421083141</text:p>
                <draw:g>
                  <svg:desc>PoissonDistribution.E5:PoissonDistribution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83376025276582">
                <text:p>0.283376025276582</text:p>
              </table:table-cell>
              <table:table-cell office:value-type="float" office:value="0.927412446359724">
                <text:p>0.927412446359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23427255608481">
                <text:p>0.0623427255608481</text:p>
              </table:table-cell>
              <table:table-cell office:value-type="float" office:value="0.989755171920572">
                <text:p>0.989755171920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914359974892439">
                <text:p>0.00914359974892439</text:p>
              </table:table-cell>
              <table:table-cell office:value-type="float" office:value="0.998898771669496">
                <text:p>0.998898771669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00579597238168">
                <text:p>0.00100579597238168</text:p>
              </table:table-cell>
              <table:table-cell office:value-type="float" office:value="0.999904567641878">
                <text:p>0.9999045676418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25cm" svg:height="8.803cm" xlink:href=".." xlink:type="simple" chart:class="chart:scatter" chart:style-name="ch1">
        <chart:legend chart:legend-position="end" svg:x="13.073cm" svg:y="3.853cm" style:legend-expansion="high" chart:style-name="ch2"/>
        <chart:plot-area chart:style-name="ch3" table:cell-range-address="GeometricDistribution.A5:GeometricDistribution.A10 GeometricDistribution.D5:GeometricDistribution.E10" svg:x="0.318cm" svg:y="0.176cm" svg:width="12.437cm" svg:height="8.451cm">
          <chart:coordinate-region svg:x="1.045cm" svg:y="0.375cm" svg:width="11.616cm" svg:height="7.6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eometricDistribution.D5:GeometricDistribution.D10" chart:class="chart:scatter">
            <chart:domain table:cell-range-address="GeometricDistribution.A5:GeometricDistribution.A10"/>
            <chart:data-point chart:repeated="6"/>
          </chart:series>
          <chart:series chart:style-name="ch8" chart:values-cell-range-address="GeometricDistribution.E5:GeometricDistribution.E10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eometricDistribution.A5:GeometricDistribution.A10</svg:desc>
                </draw:g>
              </table:table-cell>
              <table:table-cell office:value-type="float" office:value="0.24023808670085">
                <text:p>0.24023808670085</text:p>
                <draw:g>
                  <svg:desc>GeometricDistribution.D5:GeometricDistribution.D10</svg:desc>
                </draw:g>
              </table:table-cell>
              <table:table-cell office:value-type="float" office:value="0.839040481910431">
                <text:p>0.839040481910431</text:p>
                <draw:g>
                  <svg:desc>GeometricDistribution.E5:GeometricDistribution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6382944963814">
                <text:p>0.096382944963814</text:p>
              </table:table-cell>
              <table:table-cell office:value-type="float" office:value="0.935423426874245">
                <text:p>0.935423426874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8668606662129">
                <text:p>0.038668606662129</text:p>
              </table:table-cell>
              <table:table-cell office:value-type="float" office:value="0.974092033536374">
                <text:p>0.974092033536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15513752373429">
                <text:p>0.015513752373429</text:p>
              </table:table-cell>
              <table:table-cell office:value-type="float" office:value="0.989605785909803">
                <text:p>0.989605785909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622408029353139">
                <text:p>0.00622408029353139</text:p>
              </table:table-cell>
              <table:table-cell office:value-type="float" office:value="0.995829866203334">
                <text:p>0.995829866203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249708610578804">
                <text:p>0.00249708610578804</text:p>
              </table:table-cell>
              <table:table-cell office:value-type="float" office:value="0.998326952309122">
                <text:p>0.9983269523091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86cm" svg:height="8.671cm" xlink:href=".." xlink:type="simple" chart:class="chart:scatter" chart:style-name="ch1">
        <chart:legend chart:legend-position="end" svg:x="12.234cm" svg:y="3.787cm" style:legend-expansion="high" chart:style-name="ch2"/>
        <chart:plot-area chart:style-name="ch3" table:cell-range-address="NormalDistribution.D5:NormalDistribution.D12 NormalDistribution.K5:NormalDistribution.L12" svg:x="0.301cm" svg:y="0.173cm" svg:width="11.632cm" svg:height="8.325cm">
          <chart:coordinate-region svg:x="1.028cm" svg:y="0.372cm" svg:width="10.625cm" svg:height="7.4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NormalDistribution.K5:NormalDistribution.K12" chart:class="chart:scatter">
            <chart:domain table:cell-range-address="NormalDistribution.D5:NormalDistribution.D12"/>
            <chart:data-point chart:repeated="8"/>
          </chart:series>
          <chart:series chart:style-name="ch8" chart:values-cell-range-address="NormalDistribution.L5:NormalDistribution.L12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5">
                <text:p>62.5</text:p>
                <draw:g>
                  <svg:desc>NormalDistribution.D5:NormalDistribution.D12</svg:desc>
                </draw:g>
              </table:table-cell>
              <table:table-cell office:value-type="float" office:value="0.000432404360523791">
                <text:p>0.000432404360523791</text:p>
                <draw:g>
                  <svg:desc>NormalDistribution.K5:NormalDistribution.K12</svg:desc>
                </draw:g>
              </table:table-cell>
              <table:table-cell office:value-type="float" office:value="0.000677866048585289">
                <text:p>0.000677866048585289</text:p>
                <draw:g>
                  <svg:desc>NormalDistribution.L5:NormalDistribution.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5">
                <text:p>67.5</text:p>
              </table:table-cell>
              <table:table-cell office:value-type="float" office:value="0.00537683079319239">
                <text:p>0.00537683079319239</text:p>
              </table:table-cell>
              <table:table-cell office:value-type="float" office:value="0.0111381448107934">
                <text:p>0.01113814481079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5">
                <text:p>72.5</text:p>
              </table:table-cell>
              <table:table-cell office:value-type="float" office:value="0.0287700815972059">
                <text:p>0.0287700815972059</text:p>
              </table:table-cell>
              <table:table-cell office:value-type="float" office:value="0.0857603711858486">
                <text:p>0.0857603711858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5">
                <text:p>77.5</text:p>
              </table:table-cell>
              <table:table-cell office:value-type="float" office:value="0.0662421221156529">
                <text:p>0.0662421221156529</text:p>
              </table:table-cell>
              <table:table-cell office:value-type="float" office:value="0.326700043172025">
                <text:p>0.326700043172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5">
                <text:p>82.5</text:p>
              </table:table-cell>
              <table:table-cell office:value-type="float" office:value="0.0656305130954593">
                <text:p>0.0656305130954593</text:p>
              </table:table-cell>
              <table:table-cell office:value-type="float" office:value="0.680553146447541">
                <text:p>0.680553146447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5">
                <text:p>87.5</text:p>
              </table:table-cell>
              <table:table-cell office:value-type="float" office:value="0.0279805200098183">
                <text:p>0.0279805200098183</text:p>
              </table:table-cell>
              <table:table-cell office:value-type="float" office:value="0.917360816652748">
                <text:p>0.917360816652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.5">
                <text:p>92.5</text:p>
              </table:table-cell>
              <table:table-cell office:value-type="float" office:value="0.00513315268716369">
                <text:p>0.00513315268716369</text:p>
              </table:table-cell>
              <table:table-cell office:value-type="float" office:value="0.989439820343002">
                <text:p>0.989439820343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5">
                <text:p>97.5</text:p>
              </table:table-cell>
              <table:table-cell office:value-type="float" office:value="0.000405220122191801">
                <text:p>0.000405220122191801</text:p>
              </table:table-cell>
              <table:table-cell office:value-type="float" office:value="0.999368188685336">
                <text:p>0.9993681886853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27cm" svg:height="8.738cm" xlink:href=".." xlink:type="simple" chart:class="chart:scatter" chart:style-name="ch1">
        <chart:legend chart:legend-position="end" svg:x="13.048cm" svg:y="3.821cm" style:legend-expansion="high" chart:style-name="ch2"/>
        <chart:plot-area chart:style-name="ch3" table:cell-range-address="ExponentialDistribution.C5:ExponentialDistribution.C9 ExponentialDistribution.F5:ExponentialDistribution.G9" svg:x="0.318cm" svg:y="0.174cm" svg:width="12.412cm" svg:height="8.39cm">
          <chart:coordinate-region svg:x="1.045cm" svg:y="0.373cm" svg:width="11.405cm" svg:height="7.5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xponentialDistribution.F5:ExponentialDistribution.F9" chart:class="chart:scatter">
            <chart:domain table:cell-range-address="ExponentialDistribution.C5:ExponentialDistribution.C9"/>
            <chart:data-point chart:repeated="5"/>
          </chart:series>
          <chart:series chart:style-name="ch8" chart:values-cell-range-address="ExponentialDistribution.G5:ExponentialDistribution.G9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ponentialDistribution.C5:ExponentialDistribution.C9</svg:desc>
                </draw:g>
              </table:table-cell>
              <table:table-cell office:value-type="float" office:value="0.0264310096156925">
                <text:p>0.0264310096156925</text:p>
                <draw:g>
                  <svg:desc>ExponentialDistribution.F5:ExponentialDistribution.F9</svg:desc>
                </draw:g>
              </table:table-cell>
              <table:table-cell office:value-type="float" office:value="0.323366153838271">
                <text:p>0.323366153838271</text:p>
                <draw:g>
                  <svg:desc>ExponentialDistribution.G5:ExponentialDistribution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0121009979873704">
                <text:p>0.0121009979873704</text:p>
              </table:table-cell>
              <table:table-cell office:value-type="float" office:value="0.690214451523318">
                <text:p>0.690214451523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554024058934932">
                <text:p>0.00554024058934932</text:p>
              </table:table-cell>
              <table:table-cell office:value-type="float" office:value="0.858169840912658">
                <text:p>0.858169840912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0.00253650697404535">
                <text:p>0.00253650697404535</text:p>
              </table:table-cell>
              <table:table-cell office:value-type="float" office:value="0.935065421464439">
                <text:p>0.935065421464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0.00116129751508433">
                <text:p>0.00116129751508433</text:p>
              </table:table-cell>
              <table:table-cell office:value-type="float" office:value="0.970270783613841">
                <text:p>0.9702707836138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88cm" svg:height="8.737cm" xlink:href=".." xlink:type="simple" chart:class="chart:scatter" chart:style-name="ch1">
        <chart:legend chart:legend-position="end" svg:x="12.236cm" svg:y="3.82cm" style:legend-expansion="high" chart:style-name="ch2"/>
        <chart:plot-area chart:style-name="ch3" table:cell-range-address="UniformDistribution.C5:UniformDistribution.C10 UniformDistribution.H5:UniformDistribution.I10" svg:x="0.301cm" svg:y="0.174cm" svg:width="11.634cm" svg:height="8.389cm">
          <chart:coordinate-region svg:x="1.028cm" svg:y="0.373cm" svg:width="10.72cm" svg:height="7.5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UniformDistribution.H5:UniformDistribution.H10" chart:class="chart:scatter">
            <chart:domain table:cell-range-address="UniformDistribution.C5:UniformDistribution.C10"/>
            <chart:data-point chart:repeated="6"/>
          </chart:series>
          <chart:series chart:style-name="ch8" chart:values-cell-range-address="UniformDistribution.I5:UniformDistribution.I10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UniformDistribution.C5:UniformDistribution.C10</svg:desc>
                </draw:g>
              </table:table-cell>
              <table:table-cell office:value-type="float" office:value="0.227121827776618">
                <text:p>0.227121827776618</text:p>
                <draw:g>
                  <svg:desc>UniformDistribution.H5:UniformDistribution.H10</svg:desc>
                </draw:g>
              </table:table-cell>
              <table:table-cell office:value-type="float" office:value="0.227121827776618">
                <text:p>0.227121827776618</text:p>
                <draw:g>
                  <svg:desc>UniformDistribution.I5:UniformDistribution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27121827776618">
                <text:p>0.227121827776618</text:p>
              </table:table-cell>
              <table:table-cell office:value-type="float" office:value="0.227121827776618">
                <text:p>0.227121827776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227121827776618">
                <text:p>0.227121827776618</text:p>
              </table:table-cell>
              <table:table-cell office:value-type="float" office:value="0.227121827776618">
                <text:p>0.227121827776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227121827776618">
                <text:p>0.227121827776618</text:p>
              </table:table-cell>
              <table:table-cell office:value-type="float" office:value="0.227121827776618">
                <text:p>0.227121827776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227121827776618">
                <text:p>0.227121827776618</text:p>
              </table:table-cell>
              <table:table-cell office:value-type="float" office:value="0.227121827776618">
                <text:p>0.227121827776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227121827776618">
                <text:p>0.227121827776618</text:p>
              </table:table-cell>
              <table:table-cell office:value-type="float" office:value="0.227121827776618">
                <text:p>0.2271218277766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2cm" svg:height="8.802cm" xlink:href=".." xlink:type="simple" chart:class="chart:line" chart:style-name="ch1">
        <chart:legend chart:legend-position="end" svg:x="13.068cm" svg:y="3.853cm" style:legend-expansion="high" chart:style-name="ch2"/>
        <chart:plot-area chart:style-name="ch3" table:cell-range-address="CovarianceQuestion.A10:CovarianceQuestion.B13" svg:x="0.318cm" svg:y="0.176cm" svg:width="12.432cm" svg:height="8.45cm">
          <chart:coordinate-region svg:x="0.939cm" svg:y="0.375cm" svg:width="11.717cm" svg:height="7.6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varianceQuestion.A10:CovarianceQuestion.A13" chart:class="chart:line">
            <chart:data-point chart:repeated="4"/>
          </chart:series>
          <chart:series chart:style-name="ch7" chart:values-cell-range-address="CovarianceQuestion.B10:CovarianceQuestion.B13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ovarianceQuestion.A10:CovarianceQuestion.A13</svg:desc>
                </draw:g>
              </table:table-cell>
              <table:table-cell office:value-type="float" office:value="40">
                <text:p>40</text:p>
                <draw:g>
                  <svg:desc>CovarianceQuestion.B10:CovarianceQuestion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